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pple 컬러 이모티콘" svg:font-family="'Apple 컬러 이모티콘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972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0.7957in"/>
    </style:style>
    <style:style style:name="co4" style:family="table-column">
      <style:table-column-properties fo:break-before="auto" style:column-width="0.7362in"/>
    </style:style>
    <style:style style:name="co5" style:family="table-column">
      <style:table-column-properties fo:break-before="auto" style:column-width="0.7555in"/>
    </style:style>
    <style:style style:name="co6" style:family="table-column">
      <style:table-column-properties fo:break-before="auto" style:column-width="0.9854in"/>
    </style:style>
    <style:style style:name="co7" style:family="table-column">
      <style:table-column-properties fo:break-before="auto" style:column-width="0.6862in"/>
    </style:style>
    <style:style style:name="co8" style:family="table-column">
      <style:table-column-properties fo:break-before="auto" style:column-width="0.2472in"/>
    </style:style>
    <style:style style:name="co9" style:family="table-column">
      <style:table-column-properties fo:break-before="auto" style:column-width="0.3972in"/>
    </style:style>
    <style:style style:name="co10" style:family="table-column">
      <style:table-column-properties fo:break-before="auto" style:column-width="7.722in"/>
    </style:style>
    <style:style style:name="co11" style:family="table-column">
      <style:table-column-properties fo:break-before="auto" style:column-width="4.4835in"/>
    </style:style>
    <style:style style:name="co12" style:family="table-column">
      <style:table-column-properties fo:break-before="auto" style:column-width="3.1083in"/>
    </style:style>
    <style:style style:name="co13" style:family="table-column">
      <style:table-column-properties fo:break-before="auto" style:column-width="3.228in"/>
    </style:style>
    <style:style style:name="co14" style:family="table-column">
      <style:table-column-properties fo:break-before="auto" style:column-width="0.4772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673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pple 컬러 이모티콘" style:font-name-complex="Arial1"/>
    </style:style>
    <style:style style:name="T1" style:family="text">
      <style:text-properties style:font-name="Arial2"/>
    </style:style>
    <style:style style:name="T2" style:family="text">
      <style:text-properties style:font-name="Arial" style:font-name-asian="Apple 컬러 이모티콘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Subject</text:p>
          </table:table-cell>
          <table:table-cell office:value-type="string">
            <text:p><text:s/>Start Date</text:p>
          </table:table-cell>
          <table:table-cell office:value-type="string">
            <text:p><text:s/>Start Time</text:p>
          </table:table-cell>
          <table:table-cell office:value-type="string">
            <text:p><text:s/>End Date</text:p>
          </table:table-cell>
          <table:table-cell office:value-type="string">
            <text:p><text:s/>End Time</text:p>
          </table:table-cell>
          <table:table-cell office:value-type="string">
            <text:p><text:s/>All Day Event</text:p>
          </table:table-cell>
          <table:table-cell table:number-columns-repeated="4"/>
          <table:table-cell office:value-type="string">
            <text:p><text:s/>Description</text:p>
          </table:table-cell>
          <table:table-cell office:value-type="string">
            <text:p><text:s/>Location</text:p>
          </table:table-cell>
          <table:table-cell office:value-type="string">
            <text:p>Trailer</text:p>
          </table:table-cell>
          <table:table-cell office:value-type="string">
            <text:p>Order</text:p>
          </table:table-cell>
        </table:table-row>
        <table:table-row table:style-name="ro2">
          <table:table-cell office:value-type="string">
            <text:p>The Godfather</text:p>
          </table:table-cell>
          <table:table-cell office:value-type="string">
            <text:p><text:s/>01/23/13</text:p>
          </table:table-cell>
          <table:table-cell office:value-type="string">
            <text:p><text:s/>7:15 PM</text:p>
          </table:table-cell>
          <table:table-cell office:value-type="string">
            <text:p><text:s/>01/23/13</text:p>
          </table:table-cell>
          <table:table-cell office:value-type="string">
            <text:p><text:s/>10:07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2];TRIM([.K2]);[.H2];TRIM([.A2]);[.I2])" office:value-type="string" office:string-value="&lt;a href=&quot;http://cinema.cornell.edu/Spring2013/godfather.html&quot;&gt;The Godfather&lt;/a&gt;">
            <text:p>&lt;a href="http://cinema.cornell.edu/Spring2013/godfather.html"&gt;The Godfather&lt;/a&gt;</text:p>
          </table:table-cell>
          <table:table-cell office:value-type="string">
            <text:p><text:s/>http://cinema.cornell.edu/Spring2013/godfather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YYKxj8qiLTg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Toys in the Attic (2012)</text:p>
          </table:table-cell>
          <table:table-cell office:value-type="string">
            <text:p><text:s/>01/24/13</text:p>
          </table:table-cell>
          <table:table-cell office:value-type="string">
            <text:p><text:s/>7:15 PM</text:p>
          </table:table-cell>
          <table:table-cell office:value-type="string">
            <text:p><text:s/>01/24/13</text:p>
          </table:table-cell>
          <table:table-cell office:value-type="string">
            <text:p><text:s text:c="2"/>8:29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3];TRIM([.K3]);[.H3];TRIM([.A3]);[.I3])" office:value-type="string" office:string-value="&lt;a href=&quot;http://cinema.cornell.edu/Spring2013/toys_in_the_attic_2012.html&quot;&gt;Toys in the Attic (2012)&lt;/a&gt;">
            <text:p>&lt;a href="http://cinema.cornell.edu/Spring2013/toys_in_the_attic_2012.html"&gt;Toys in the Attic (2012)&lt;/a&gt;</text:p>
          </table:table-cell>
          <table:table-cell office:value-type="string">
            <text:p><text:s/>http://cinema.cornell.edu/Spring2013/toys_in_the_attic_2012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bnVI8fXPpTc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jango</text:p>
          </table:table-cell>
          <table:table-cell office:value-type="string">
            <text:p><text:s/>01/24/13</text:p>
          </table:table-cell>
          <table:table-cell office:value-type="string">
            <text:p><text:s/>9:00 PM</text:p>
          </table:table-cell>
          <table:table-cell office:value-type="string">
            <text:p><text:s/>01/24/13</text:p>
          </table:table-cell>
          <table:table-cell office:value-type="string">
            <text:p><text:s/>10:27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4];TRIM([.K4]);[.H4];TRIM([.A4]);[.I4])" office:value-type="string" office:string-value="&lt;a href=&quot;http://cinema.cornell.edu/Spring2013/django_.html&quot;&gt;Django&lt;/a&gt;">
            <text:p>&lt;a href="http://cinema.cornell.edu/Spring2013/django_.html"&gt;Django&lt;/a&gt;</text:p>
          </table:table-cell>
          <table:table-cell office:value-type="string">
            <text:p><text:s/>http://cinema.cornell.edu/Spring2013/django_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u4FCfyEP8rY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The Perks of Being a Wallflower</text:p>
          </table:table-cell>
          <table:table-cell office:value-type="string">
            <text:p><text:s/>01/25/13</text:p>
          </table:table-cell>
          <table:table-cell office:value-type="string">
            <text:p><text:s/>7:30 PM</text:p>
          </table:table-cell>
          <table:table-cell office:value-type="string">
            <text:p><text:s/>01/25/13</text:p>
          </table:table-cell>
          <table:table-cell office:value-type="string">
            <text:p><text:s text:c="2"/>9:12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5];TRIM([.K5]);[.H5];TRIM([.A5]);[.I5])" office:value-type="string" office:string-value="&lt;a href=&quot;http://cinema.cornell.edu/Spring2013/perks_of_being_a_wallflo.html&quot;&gt;The Perks of Being a Wallflower&lt;/a&gt;">
            <text:p>&lt;a href="http://cinema.cornell.edu/Spring2013/perks_of_being_a_wallflo.html"&gt;The Perks of Being a Wallflower&lt;/a&gt;</text:p>
          </table:table-cell>
          <table:table-cell office:value-type="string">
            <text:p><text:s/>http://cinema.cornell.edu/Spring2013/perks_of_being_a_wallflo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n5rh7O4IDc0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Looper</text:p>
          </table:table-cell>
          <table:table-cell office:value-type="string">
            <text:p><text:s/>01/25/13</text:p>
          </table:table-cell>
          <table:table-cell office:value-type="string">
            <text:p><text:s/>9:45 PM</text:p>
          </table:table-cell>
          <table:table-cell office:value-type="string">
            <text:p><text:s/>01/25/13</text:p>
          </table:table-cell>
          <table:table-cell office:value-type="string">
            <text:p><text:s/>11:44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6];TRIM([.K6]);[.H6];TRIM([.A6]);[.I6])" office:value-type="string" office:string-value="&lt;a href=&quot;http://cinema.cornell.edu/Spring2013/looper_.html&quot;&gt;Looper&lt;/a&gt;">
            <text:p>&lt;a href="http://cinema.cornell.edu/Spring2013/looper_.html"&gt;Looper&lt;/a&gt;</text:p>
          </table:table-cell>
          <table:table-cell office:value-type="string">
            <text:p><text:s/>http://cinema.cornell.edu/Spring2013/looper_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2iQuhsmtfHw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onyo</text:p>
          </table:table-cell>
          <table:table-cell office:value-type="string">
            <text:p><text:s/>01/26/13</text:p>
          </table:table-cell>
          <table:table-cell office:value-type="string">
            <text:p><text:s/>2:00 PM</text:p>
          </table:table-cell>
          <table:table-cell office:value-type="string">
            <text:p><text:s/>01/26/13</text:p>
          </table:table-cell>
          <table:table-cell office:value-type="string">
            <text:p><text:s text:c="2"/>3:41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7];TRIM([.K7]);[.H7];TRIM([.A7]);[.I7])" office:value-type="string" office:string-value="&lt;a href=&quot;http://cinema.cornell.edu/Spring2013/ponyo_.html&quot;&gt;Ponyo&lt;/a&gt;">
            <text:p>&lt;a href="http://cinema.cornell.edu/Spring2013/ponyo_.html"&gt;Ponyo&lt;/a&gt;</text:p>
          </table:table-cell>
          <table:table-cell office:value-type="string">
            <text:p><text:s/>http://cinema.cornell.edu/Spring2013/ponyo_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bskgNOXbdiE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The Godfather</text:p>
          </table:table-cell>
          <table:table-cell office:value-type="string">
            <text:p><text:s/>01/26/13</text:p>
          </table:table-cell>
          <table:table-cell office:value-type="string">
            <text:p><text:s/>6:45 PM</text:p>
          </table:table-cell>
          <table:table-cell office:value-type="string">
            <text:p><text:s/>01/26/13</text:p>
          </table:table-cell>
          <table:table-cell office:value-type="string">
            <text:p><text:s text:c="2"/>9:37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8];TRIM([.K8]);[.H8];TRIM([.A8]);[.I8])" office:value-type="string" office:string-value="&lt;a href=&quot;http://cinema.cornell.edu/Spring2013/godfather.html&quot;&gt;The Godfather&lt;/a&gt;">
            <text:p>&lt;a href="http://cinema.cornell.edu/Spring2013/godfather.html"&gt;The Godfather&lt;/a&gt;</text:p>
          </table:table-cell>
          <table:table-cell office:value-type="string">
            <text:p><text:s/>http://cinema.cornell.edu/Spring2013/godfather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YYKxj8qiLTg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Looper</text:p>
          </table:table-cell>
          <table:table-cell office:value-type="string">
            <text:p><text:s/>01/26/13</text:p>
          </table:table-cell>
          <table:table-cell office:value-type="string">
            <text:p><text:s/>10:15 PM</text:p>
          </table:table-cell>
          <table:table-cell office:value-type="string">
            <text:p><text:s/>01/26/13</text:p>
          </table:table-cell>
          <table:table-cell office:value-type="string">
            <text:p><text:s/>12:14 A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9];TRIM([.K9]);[.H9];TRIM([.A9]);[.I9])" office:value-type="string" office:string-value="&lt;a href=&quot;http://cinema.cornell.edu/Spring2013/looper_.html&quot;&gt;Looper&lt;/a&gt;">
            <text:p>&lt;a href="http://cinema.cornell.edu/Spring2013/looper_.html"&gt;Looper&lt;/a&gt;</text:p>
          </table:table-cell>
          <table:table-cell office:value-type="string">
            <text:p><text:s/>http://cinema.cornell.edu/Spring2013/looper_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2iQuhsmtfHw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Toys in the Attic (2012)</text:p>
          </table:table-cell>
          <table:table-cell office:value-type="string">
            <text:p><text:s/>01/27/13</text:p>
          </table:table-cell>
          <table:table-cell office:value-type="string">
            <text:p><text:s/>4:30 PM</text:p>
          </table:table-cell>
          <table:table-cell office:value-type="string">
            <text:p><text:s/>01/27/13</text:p>
          </table:table-cell>
          <table:table-cell office:value-type="string">
            <text:p><text:s text:c="2"/>5:44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0];TRIM([.K10]);[.H10];TRIM([.A10]);[.I10])" office:value-type="string" office:string-value="&lt;a href=&quot;http://cinema.cornell.edu/Spring2013/toys_in_the_attic_2012.html&quot;&gt;Toys in the Attic (2012)&lt;/a&gt;">
            <text:p>&lt;a href="http://cinema.cornell.edu/Spring2013/toys_in_the_attic_2012.html"&gt;Toys in the Attic (2012)&lt;/a&gt;</text:p>
          </table:table-cell>
          <table:table-cell office:value-type="string">
            <text:p><text:s/>http://cinema.cornell.edu/Spring2013/toys_in_the_attic_2012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bnVI8fXPpTc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Django</text:p>
          </table:table-cell>
          <table:table-cell office:value-type="string">
            <text:p><text:s/>01/27/13</text:p>
          </table:table-cell>
          <table:table-cell office:value-type="string">
            <text:p><text:s/>7:15 PM</text:p>
          </table:table-cell>
          <table:table-cell office:value-type="string">
            <text:p><text:s/>01/27/13</text:p>
          </table:table-cell>
          <table:table-cell office:value-type="string">
            <text:p><text:s text:c="2"/>8:42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1];TRIM([.K11]);[.H11];TRIM([.A11]);[.I11])" office:value-type="string" office:string-value="&lt;a href=&quot;http://cinema.cornell.edu/Spring2013/django_.html&quot;&gt;Django&lt;/a&gt;">
            <text:p>&lt;a href="http://cinema.cornell.edu/Spring2013/django_.html"&gt;Django&lt;/a&gt;</text:p>
          </table:table-cell>
          <table:table-cell office:value-type="string">
            <text:p><text:s/>http://cinema.cornell.edu/Spring2013/django_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u4FCfyEP8rY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The Tin Drum</text:p>
          </table:table-cell>
          <table:table-cell office:value-type="string">
            <text:p><text:s/>01/30/13</text:p>
          </table:table-cell>
          <table:table-cell office:value-type="string">
            <text:p><text:s/>7:00 PM</text:p>
          </table:table-cell>
          <table:table-cell office:value-type="string">
            <text:p><text:s/>01/30/13</text:p>
          </table:table-cell>
          <table:table-cell office:value-type="string">
            <text:p><text:s text:c="2"/>9:43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2];TRIM([.K12]);[.H12];TRIM([.A12]);[.I12])" office:value-type="string" office:string-value="&lt;a href=&quot;http://cinema.cornell.edu/Spring2013/tin_drum.html&quot;&gt;The Tin Drum&lt;/a&gt;">
            <text:p>&lt;a href="http://cinema.cornell.edu/Spring2013/tin_drum.html"&gt;The Tin Drum&lt;/a&gt;</text:p>
          </table:table-cell>
          <table:table-cell office:value-type="string">
            <text:p><text:s/>http://cinema.cornell.edu/Spring2013/tin_drum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2ewzWkFZOFk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Free Radicals: A History of Experimental Film</text:p>
          </table:table-cell>
          <table:table-cell office:value-type="string">
            <text:p><text:s/>01/31/13</text:p>
          </table:table-cell>
          <table:table-cell office:value-type="string">
            <text:p><text:s/>7:00 PM</text:p>
          </table:table-cell>
          <table:table-cell office:value-type="string">
            <text:p><text:s/>01/31/13</text:p>
          </table:table-cell>
          <table:table-cell office:value-type="string">
            <text:p><text:s text:c="2"/>8:22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3];TRIM([.K13]);[.H13];TRIM([.A13]);[.I13])" office:value-type="string" office:string-value="&lt;a href=&quot;http://cinema.cornell.edu/Spring2013/free_radicals_a_history_.html&quot;&gt;Free Radicals: A History of Experimental Film&lt;/a&gt;">
            <text:p>&lt;a href="http://cinema.cornell.edu/Spring2013/free_radicals_a_history_.html"&gt;Free Radicals: A History of Experimental Film&lt;/a&gt;</text:p>
          </table:table-cell>
          <table:table-cell office:value-type="string">
            <text:p><text:s/>http://cinema.cornell.edu/Spring2013/free_radicals_a_history_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lrsGVmuo6R0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Dangerous Liaisons (2012)</text:p>
          </table:table-cell>
          <table:table-cell office:value-type="string">
            <text:p><text:s/>01/31/13</text:p>
          </table:table-cell>
          <table:table-cell office:value-type="string">
            <text:p><text:s/>9:15 PM</text:p>
          </table:table-cell>
          <table:table-cell office:value-type="string">
            <text:p><text:s/>01/31/13</text:p>
          </table:table-cell>
          <table:table-cell office:value-type="string">
            <text:p><text:s/>11:05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4];TRIM([.K14]);[.H14];TRIM([.A14]);[.I14])" office:value-type="string" office:string-value="&lt;a href=&quot;http://cinema.cornell.edu/Spring2013/dangerous_liaisons_2012.html&quot;&gt;Dangerous Liaisons (2012)&lt;/a&gt;">
            <text:p>&lt;a href="http://cinema.cornell.edu/Spring2013/dangerous_liaisons_2012.html"&gt;Dangerous Liaisons (2012)&lt;/a&gt;</text:p>
          </table:table-cell>
          <table:table-cell office:value-type="string">
            <text:p><text:s/>http://cinema.cornell.edu/Spring2013/dangerous_liaisons_2012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Cvr0SoL7Au4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The Tin Drum</text:p>
          </table:table-cell>
          <table:table-cell office:value-type="string">
            <text:p><text:s/>02/01/13</text:p>
          </table:table-cell>
          <table:table-cell office:value-type="string">
            <text:p><text:s/>6:30 PM</text:p>
          </table:table-cell>
          <table:table-cell office:value-type="string">
            <text:p><text:s/>02/01/13</text:p>
          </table:table-cell>
          <table:table-cell office:value-type="string">
            <text:p><text:s text:c="2"/>9:13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5];TRIM([.K15]);[.H15];TRIM([.A15]);[.I15])" office:value-type="string" office:string-value="&lt;a href=&quot;http://cinema.cornell.edu/Spring2013/tin_drum.html&quot;&gt;The Tin Drum&lt;/a&gt;">
            <text:p>&lt;a href="http://cinema.cornell.edu/Spring2013/tin_drum.html"&gt;The Tin Drum&lt;/a&gt;</text:p>
          </table:table-cell>
          <table:table-cell office:value-type="string">
            <text:p><text:s/>http://cinema.cornell.edu/Spring2013/tin_drum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2ewzWkFZOFk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Ai Weiwei: Never Sorry</text:p>
          </table:table-cell>
          <table:table-cell office:value-type="string">
            <text:p><text:s/>02/01/13</text:p>
          </table:table-cell>
          <table:table-cell office:value-type="string">
            <text:p><text:s/>9:15 PM</text:p>
          </table:table-cell>
          <table:table-cell office:value-type="string">
            <text:p><text:s/>02/01/13</text:p>
          </table:table-cell>
          <table:table-cell office:value-type="string">
            <text:p><text:s/>10:46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6];TRIM([.K16]);[.H16];TRIM([.A16]);[.I16])" office:value-type="string" office:string-value="&lt;a href=&quot;http://cinema.cornell.edu/Spring2013/ai_weiwei_never_sorry.html&quot;&gt;Ai Weiwei: Never Sorry&lt;/a&gt;">
            <text:p>&lt;a href="http://cinema.cornell.edu/Spring2013/ai_weiwei_never_sorry.html"&gt;Ai Weiwei: Never Sorry&lt;/a&gt;</text:p>
          </table:table-cell>
          <table:table-cell office:value-type="string">
            <text:p><text:s/>http://cinema.cornell.edu/Spring2013/ai_weiwei_never_sorry.html</text:p>
          </table:table-cell>
          <table:table-cell office:value-type="string">
            <text:p><text:span text:style-name="T2">Cinemapolis (Ithaca)</text:span></text:p>
          </table:table-cell>
          <table:table-cell office:value-type="string">
            <text:p>http://vimeo.com/1801886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The Lord of the Rings: The Fellowship of the Ring</text:p>
          </table:table-cell>
          <table:table-cell office:value-type="string">
            <text:p><text:s/>02/01/13</text:p>
          </table:table-cell>
          <table:table-cell office:value-type="string">
            <text:p><text:s/>9:45 PM</text:p>
          </table:table-cell>
          <table:table-cell office:value-type="string">
            <text:p><text:s/>02/01/13</text:p>
          </table:table-cell>
          <table:table-cell office:value-type="string">
            <text:p><text:s/>12:43 A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7];TRIM([.K17]);[.H17];TRIM([.A17]);[.I17])" office:value-type="string" office:string-value="&lt;a href=&quot;http://cinema.cornell.edu/Spring2013/lord_of_the_rings_the_fe.html&quot;&gt;The Lord of the Rings: The Fellowship of the Ring&lt;/a&gt;">
            <text:p>&lt;a href="http://cinema.cornell.edu/Spring2013/lord_of_the_rings_the_fe.html"&gt;The Lord of the Rings: The Fellowship of the Ring&lt;/a&gt;</text:p>
          </table:table-cell>
          <table:table-cell office:value-type="string">
            <text:p><text:s/>http://cinema.cornell.edu/Spring2013/lord_of_the_rings_the_fe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z_WZxJpHzEE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The 5000 Fingers of Dr. T</text:p>
          </table:table-cell>
          <table:table-cell office:value-type="string">
            <text:p><text:s/>02/02/13</text:p>
          </table:table-cell>
          <table:table-cell office:value-type="string">
            <text:p><text:s/>2:00 PM</text:p>
          </table:table-cell>
          <table:table-cell office:value-type="string">
            <text:p><text:s/>02/02/13</text:p>
          </table:table-cell>
          <table:table-cell office:value-type="string">
            <text:p><text:s text:c="2"/>3:20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8];TRIM([.K18]);[.H18];TRIM([.A18]);[.I18])" office:value-type="string" office:string-value="&lt;a href=&quot;http://cinema.cornell.edu/Spring2013/5000_fingers_of_dr_t_the.html&quot;&gt;The 5000 Fingers of Dr. T&lt;/a&gt;">
            <text:p>&lt;a href="http://cinema.cornell.edu/Spring2013/5000_fingers_of_dr_t_the.html"&gt;The 5000 Fingers of Dr. T&lt;/a&gt;</text:p>
          </table:table-cell>
          <table:table-cell office:value-type="string">
            <text:p><text:s/>http://cinema.cornell.edu/Spring2013/5000_fingers_of_dr_t_the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ULV3Ipftcn8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Dangerous Liaisons (2012)</text:p>
          </table:table-cell>
          <table:table-cell office:value-type="string">
            <text:p><text:s/>02/02/13</text:p>
          </table:table-cell>
          <table:table-cell office:value-type="string">
            <text:p><text:s/>7:00 PM</text:p>
          </table:table-cell>
          <table:table-cell office:value-type="string">
            <text:p><text:s/>02/02/13</text:p>
          </table:table-cell>
          <table:table-cell office:value-type="string">
            <text:p><text:s text:c="2"/>8:50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9];TRIM([.K19]);[.H19];TRIM([.A19]);[.I19])" office:value-type="string" office:string-value="&lt;a href=&quot;http://cinema.cornell.edu/Spring2013/dangerous_liaisons_2012.html&quot;&gt;Dangerous Liaisons (2012)&lt;/a&gt;">
            <text:p>&lt;a href="http://cinema.cornell.edu/Spring2013/dangerous_liaisons_2012.html"&gt;Dangerous Liaisons (2012)&lt;/a&gt;</text:p>
          </table:table-cell>
          <table:table-cell office:value-type="string">
            <text:p><text:s/>http://cinema.cornell.edu/Spring2013/dangerous_liaisons_2012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Cvr0SoL7Au4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8 1/2</text:p>
          </table:table-cell>
          <table:table-cell office:value-type="string">
            <text:p><text:s/>02/02/13</text:p>
          </table:table-cell>
          <table:table-cell office:value-type="string">
            <text:p><text:s/>9:25 PM</text:p>
          </table:table-cell>
          <table:table-cell office:value-type="string">
            <text:p><text:s/>02/02/13</text:p>
          </table:table-cell>
          <table:table-cell office:value-type="string">
            <text:p><text:s/>11:43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20];TRIM([.K20]);[.H20];TRIM([.A20]);[.I20])" office:value-type="string" office:string-value="&lt;a href=&quot;http://cinema.cornell.edu/Spring2013/8_12.html&quot;&gt;8 1/2&lt;/a&gt;">
            <text:p>&lt;a href="http://cinema.cornell.edu/Spring2013/8_12.html"&gt;8 1/2&lt;/a&gt;</text:p>
          </table:table-cell>
          <table:table-cell office:value-type="string">
            <text:p><text:s/>http://cinema.cornell.edu/Spring2013/8_12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vimeo.com/51447716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The Lord of the Rings: The Fellowship of the Ring</text:p>
          </table:table-cell>
          <table:table-cell office:value-type="string">
            <text:p><text:s/>02/03/13</text:p>
          </table:table-cell>
          <table:table-cell office:value-type="string">
            <text:p><text:s/>3:30 PM</text:p>
          </table:table-cell>
          <table:table-cell office:value-type="string">
            <text:p><text:s/>02/03/13</text:p>
          </table:table-cell>
          <table:table-cell office:value-type="string">
            <text:p><text:s text:c="2"/>6:28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21];TRIM([.K21]);[.H21];TRIM([.A21]);[.I21])" office:value-type="string" office:string-value="&lt;a href=&quot;http://cinema.cornell.edu/Spring2013/lord_of_the_rings_the_fe.html&quot;&gt;The Lord of the Rings: The Fellowship of the Ring&lt;/a&gt;">
            <text:p>&lt;a href="http://cinema.cornell.edu/Spring2013/lord_of_the_rings_the_fe.html"&gt;The Lord of the Rings: The Fellowship of the Ring&lt;/a&gt;</text:p>
          </table:table-cell>
          <table:table-cell office:value-type="string">
            <text:p><text:s/>http://cinema.cornell.edu/Spring2013/lord_of_the_rings_the_fe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z_WZxJpHzEE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8 1/2</text:p>
          </table:table-cell>
          <table:table-cell office:value-type="string">
            <text:p><text:s/>02/03/13</text:p>
          </table:table-cell>
          <table:table-cell office:value-type="string">
            <text:p><text:s/>7:15 PM</text:p>
          </table:table-cell>
          <table:table-cell office:value-type="string">
            <text:p><text:s/>02/03/13</text:p>
          </table:table-cell>
          <table:table-cell office:value-type="string">
            <text:p><text:s text:c="2"/>9:33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22];TRIM([.K22]);[.H22];TRIM([.A22]);[.I22])" office:value-type="string" office:string-value="&lt;a href=&quot;http://cinema.cornell.edu/Spring2013/8_12.html&quot;&gt;8 1/2&lt;/a&gt;">
            <text:p>&lt;a href="http://cinema.cornell.edu/Spring2013/8_12.html"&gt;8 1/2&lt;/a&gt;</text:p>
          </table:table-cell>
          <table:table-cell office:value-type="string">
            <text:p><text:s/>http://cinema.cornell.edu/Spring2013/8_12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vimeo.com/51447716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Ai Weiwei: Never Sorry</text:p>
          </table:table-cell>
          <table:table-cell office:value-type="string">
            <text:p><text:s/>02/05/13</text:p>
          </table:table-cell>
          <table:table-cell office:value-type="string">
            <text:p><text:s/>7:15 PM</text:p>
          </table:table-cell>
          <table:table-cell office:value-type="string">
            <text:p><text:s/>02/05/13</text:p>
          </table:table-cell>
          <table:table-cell office:value-type="string">
            <text:p><text:s text:c="2"/>8:46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23];TRIM([.K23]);[.H23];TRIM([.A23]);[.I23])" office:value-type="string" office:string-value="&lt;a href=&quot;http://cinema.cornell.edu/Spring2013/ai_weiwei_never_sorry.html&quot;&gt;Ai Weiwei: Never Sorry&lt;/a&gt;">
            <text:p>&lt;a href="http://cinema.cornell.edu/Spring2013/ai_weiwei_never_sorry.html"&gt;Ai Weiwei: Never Sorry&lt;/a&gt;</text:p>
          </table:table-cell>
          <table:table-cell office:value-type="string">
            <text:p><text:s/>http://cinema.cornell.edu/Spring2013/ai_weiwei_never_sorry.html</text:p>
          </table:table-cell>
          <table:table-cell office:value-type="string">
            <text:p>Schwartz Center for the Performing Arts, Cornell</text:p>
          </table:table-cell>
          <table:table-cell office:value-type="string">
            <text:p>http://vimeo.com/18018860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The Rape of Europa</text:p>
          </table:table-cell>
          <table:table-cell office:value-type="string">
            <text:p><text:s/>02/06/13</text:p>
          </table:table-cell>
          <table:table-cell office:value-type="string">
            <text:p><text:s/>7:30 PM</text:p>
          </table:table-cell>
          <table:table-cell office:value-type="string">
            <text:p><text:s/>02/06/13</text:p>
          </table:table-cell>
          <table:table-cell office:value-type="string">
            <text:p><text:s text:c="2"/>9:27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24];TRIM([.K24]);[.H24];TRIM([.A24]);[.I24])" office:value-type="string" office:string-value="&lt;a href=&quot;http://cinema.cornell.edu/Spring2013/rape_of_europa.html&quot;&gt;The Rape of Europa&lt;/a&gt;">
            <text:p>&lt;a href="http://cinema.cornell.edu/Spring2013/rape_of_europa.html"&gt;The Rape of Europa&lt;/a&gt;</text:p>
          </table:table-cell>
          <table:table-cell office:value-type="string">
            <text:p><text:s/>http://cinema.cornell.edu/Spring2013/rape_of_europa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h0iL7k_R0LM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Side by Side</text:p>
          </table:table-cell>
          <table:table-cell office:value-type="string">
            <text:p><text:s/>02/07/13</text:p>
          </table:table-cell>
          <table:table-cell office:value-type="string">
            <text:p><text:s/>7:00 PM</text:p>
          </table:table-cell>
          <table:table-cell office:value-type="string">
            <text:p><text:s/>02/07/13</text:p>
          </table:table-cell>
          <table:table-cell office:value-type="string">
            <text:p><text:s text:c="2"/>8:38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25];TRIM([.K25]);[.H25];TRIM([.A25]);[.I25])" office:value-type="string" office:string-value="&lt;a href=&quot;http://cinema.cornell.edu/Spring2013/side_by_side.html&quot;&gt;Side by Side&lt;/a&gt;">
            <text:p>&lt;a href="http://cinema.cornell.edu/Spring2013/side_by_side.html"&gt;Side by Side&lt;/a&gt;</text:p>
          </table:table-cell>
          <table:table-cell office:value-type="string">
            <text:p><text:s/>http://cinema.cornell.edu/Spring2013/side_by_side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Rr1l1NgQH4s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12 Monkeys</text:p>
          </table:table-cell>
          <table:table-cell office:value-type="string">
            <text:p><text:s/>02/07/13</text:p>
          </table:table-cell>
          <table:table-cell office:value-type="string">
            <text:p><text:s/>9:45 PM</text:p>
          </table:table-cell>
          <table:table-cell office:value-type="string">
            <text:p><text:s/>02/07/13</text:p>
          </table:table-cell>
          <table:table-cell office:value-type="string">
            <text:p><text:s/>11:56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26];TRIM([.K26]);[.H26];TRIM([.A26]);[.I26])" office:value-type="string" office:string-value="&lt;a href=&quot;http://cinema.cornell.edu/Spring2013/12_monkeys.html&quot;&gt;12 Monkeys&lt;/a&gt;">
            <text:p>&lt;a href="http://cinema.cornell.edu/Spring2013/12_monkeys.html"&gt;12 Monkeys&lt;/a&gt;</text:p>
          </table:table-cell>
          <table:table-cell office:value-type="string">
            <text:p><text:s/>http://cinema.cornell.edu/Spring2013/12_monkeys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CBNMEwNx9x4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The Waiting Room</text:p>
          </table:table-cell>
          <table:table-cell office:value-type="string">
            <text:p><text:s/>02/08/13</text:p>
          </table:table-cell>
          <table:table-cell office:value-type="string">
            <text:p><text:s/>7:00 PM</text:p>
          </table:table-cell>
          <table:table-cell office:value-type="string">
            <text:p><text:s/>02/08/13</text:p>
          </table:table-cell>
          <table:table-cell office:value-type="string">
            <text:p><text:s text:c="2"/>8:21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27];TRIM([.K27]);[.H27];TRIM([.A27]);[.I27])" office:value-type="string" office:string-value="&lt;a href=&quot;http://cinema.cornell.edu/Spring2013/waiting_room.html&quot;&gt;The Waiting Room&lt;/a&gt;">
            <text:p>&lt;a href="http://cinema.cornell.edu/Spring2013/waiting_room.html"&gt;The Waiting Room&lt;/a&gt;</text:p>
          </table:table-cell>
          <table:table-cell office:value-type="string">
            <text:p><text:s/>http://cinema.cornell.edu/Spring2013/waiting_room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NWIAjsf9Xq0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The Lord of the Rings: The Two Towers</text:p>
          </table:table-cell>
          <table:table-cell office:value-type="string">
            <text:p><text:s/>02/08/13</text:p>
          </table:table-cell>
          <table:table-cell office:value-type="string">
            <text:p><text:s/>9:30 PM</text:p>
          </table:table-cell>
          <table:table-cell office:value-type="string">
            <text:p><text:s/>02/08/13</text:p>
          </table:table-cell>
          <table:table-cell office:value-type="string">
            <text:p><text:s/>12:29 A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28];TRIM([.K28]);[.H28];TRIM([.A28]);[.I28])" office:value-type="string" office:string-value="&lt;a href=&quot;http://cinema.cornell.edu/Spring2013/lord_of_the_rings_the_tw.html&quot;&gt;The Lord of the Rings: The Two Towers&lt;/a&gt;">
            <text:p>&lt;a href="http://cinema.cornell.edu/Spring2013/lord_of_the_rings_the_tw.html"&gt;The Lord of the Rings: The Two Towers&lt;/a&gt;</text:p>
          </table:table-cell>
          <table:table-cell office:value-type="string">
            <text:p><text:s/>http://cinema.cornell.edu/Spring2013/lord_of_the_rings_the_tw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cvCktPUwkW0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Kid Flix Mix (2012)</text:p>
          </table:table-cell>
          <table:table-cell office:value-type="string">
            <text:p><text:s/>02/09/13</text:p>
          </table:table-cell>
          <table:table-cell office:value-type="string">
            <text:p><text:s/>2:00 PM</text:p>
          </table:table-cell>
          <table:table-cell office:value-type="string">
            <text:p><text:s/>02/09/13</text:p>
          </table:table-cell>
          <table:table-cell office:value-type="string">
            <text:p><text:s text:c="2"/>3:00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29];TRIM([.K29]);[.H29];TRIM([.A29]);[.I29])" office:value-type="string" office:string-value="&lt;a href=&quot;http://cinema.cornell.edu/Spring2013/kid_flix_mix_2012.html&quot;&gt;Kid Flix Mix (2012)&lt;/a&gt;">
            <text:p>&lt;a href="http://cinema.cornell.edu/Spring2013/kid_flix_mix_2012.html"&gt;Kid Flix Mix (2012)&lt;/a&gt;</text:p>
          </table:table-cell>
          <table:table-cell office:value-type="string">
            <text:p><text:s/>http://cinema.cornell.edu/Spring2013/kid_flix_mix_2012.html</text:p>
          </table:table-cell>
          <table:table-cell office:value-type="string">
            <text:p>Cornell Cinema (Willard Straight Theatre)</text:p>
          </table:table-cell>
          <table:table-cell/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Howl's Moving Castle</text:p>
          </table:table-cell>
          <table:table-cell office:value-type="string">
            <text:p><text:s/>02/09/13</text:p>
          </table:table-cell>
          <table:table-cell office:value-type="string">
            <text:p><text:s/>7:00 PM</text:p>
          </table:table-cell>
          <table:table-cell office:value-type="string">
            <text:p><text:s/>02/09/13</text:p>
          </table:table-cell>
          <table:table-cell office:value-type="string">
            <text:p><text:s text:c="2"/>8:59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30];TRIM([.K30]);[.H30];TRIM([.A30]);[.I30])" office:value-type="string" office:string-value="&lt;a href=&quot;http://cinema.cornell.edu/Spring2013/howls_moving_castle.html&quot;&gt;Howl's Moving Castle&lt;/a&gt;">
            <text:p>&lt;a href="http://cinema.cornell.edu/Spring2013/howls_moving_castle.html"&gt;Howl's Moving Castle&lt;/a&gt;</text:p>
          </table:table-cell>
          <table:table-cell office:value-type="string">
            <text:p><text:s/>http://cinema.cornell.edu/Spring2013/howls_moving_castle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MhaAj62njgs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string">
            <text:p>12 Monkeys</text:p>
          </table:table-cell>
          <table:table-cell office:value-type="string">
            <text:p><text:s/>02/09/13</text:p>
          </table:table-cell>
          <table:table-cell office:value-type="string">
            <text:p><text:s/>9:30 PM</text:p>
          </table:table-cell>
          <table:table-cell office:value-type="string">
            <text:p><text:s/>02/09/13</text:p>
          </table:table-cell>
          <table:table-cell office:value-type="string">
            <text:p><text:s/>11:41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31];TRIM([.K31]);[.H31];TRIM([.A31]);[.I31])" office:value-type="string" office:string-value="&lt;a href=&quot;http://cinema.cornell.edu/Spring2013/12_monkeys.html&quot;&gt;12 Monkeys&lt;/a&gt;">
            <text:p>&lt;a href="http://cinema.cornell.edu/Spring2013/12_monkeys.html"&gt;12 Monkeys&lt;/a&gt;</text:p>
          </table:table-cell>
          <table:table-cell office:value-type="string">
            <text:p><text:s/>http://cinema.cornell.edu/Spring2013/12_monkeys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CBNMEwNx9x4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The Lord of the Rings: The Two Towers</text:p>
          </table:table-cell>
          <table:table-cell office:value-type="string">
            <text:p><text:s/>02/10/13</text:p>
          </table:table-cell>
          <table:table-cell office:value-type="string">
            <text:p><text:s/>3:30 PM</text:p>
          </table:table-cell>
          <table:table-cell office:value-type="string">
            <text:p><text:s/>02/10/13</text:p>
          </table:table-cell>
          <table:table-cell office:value-type="string">
            <text:p><text:s text:c="2"/>6:29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32];TRIM([.K32]);[.H32];TRIM([.A32]);[.I32])" office:value-type="string" office:string-value="&lt;a href=&quot;http://cinema.cornell.edu/Spring2013/lord_of_the_rings_the_tw.html&quot;&gt;The Lord of the Rings: The Two Towers&lt;/a&gt;">
            <text:p>&lt;a href="http://cinema.cornell.edu/Spring2013/lord_of_the_rings_the_tw.html"&gt;The Lord of the Rings: The Two Towers&lt;/a&gt;</text:p>
          </table:table-cell>
          <table:table-cell office:value-type="string">
            <text:p><text:s/>http://cinema.cornell.edu/Spring2013/lord_of_the_rings_the_tw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cvCktPUwkW0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Howl's Moving Castle</text:p>
          </table:table-cell>
          <table:table-cell office:value-type="string">
            <text:p><text:s/>02/10/13</text:p>
          </table:table-cell>
          <table:table-cell office:value-type="string">
            <text:p><text:s/>7:15 PM</text:p>
          </table:table-cell>
          <table:table-cell office:value-type="string">
            <text:p><text:s/>02/10/13</text:p>
          </table:table-cell>
          <table:table-cell office:value-type="string">
            <text:p><text:s text:c="2"/>9:14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33];TRIM([.K33]);[.H33];TRIM([.A33]);[.I33])" office:value-type="string" office:string-value="&lt;a href=&quot;http://cinema.cornell.edu/Spring2013/howls_moving_castle.html&quot;&gt;Howl's Moving Castle&lt;/a&gt;">
            <text:p>&lt;a href="http://cinema.cornell.edu/Spring2013/howls_moving_castle.html"&gt;Howl's Moving Castle&lt;/a&gt;</text:p>
          </table:table-cell>
          <table:table-cell office:value-type="string">
            <text:p><text:s/>http://cinema.cornell.edu/Spring2013/howls_moving_castle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MhaAj62njgs</text:p>
          </table:table-cell>
          <table:table-cell office:value-type="float" office:value="32">
            <text:p>32</text:p>
          </table:table-cell>
        </table:table-row>
        <table:table-row table:style-name="ro2">
          <table:table-cell office:value-type="string">
            <text:p>Oscar Nominated Shorts: Documentary (2012)</text:p>
          </table:table-cell>
          <table:table-cell office:value-type="string">
            <text:p><text:s/>02/12/13</text:p>
          </table:table-cell>
          <table:table-cell office:value-type="string">
            <text:p><text:s/>7:15 PM</text:p>
          </table:table-cell>
          <table:table-cell office:value-type="string">
            <text:p><text:s/>02/12/13</text:p>
          </table:table-cell>
          <table:table-cell office:value-type="string">
            <text:p><text:s/>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34];TRIM([.K34]);[.H34];TRIM([.A34]);[.I34])" office:value-type="string" office:string-value="&lt;a href=&quot;http://cinema.cornell.edu/Spring2013/oscar_nominated_shorts_d.html&quot;&gt;Oscar Nominated Shorts: Documentary (2012)&lt;/a&gt;">
            <text:p>&lt;a href="http://cinema.cornell.edu/Spring2013/oscar_nominated_shorts_d.html"&gt;Oscar Nominated Shorts: Documentary (2012)&lt;/a&gt;</text:p>
          </table:table-cell>
          <table:table-cell office:value-type="string">
            <text:p><text:s/>http://cinema.cornell.edu/Spring2013/oscar_nominated_shorts_d.html</text:p>
          </table:table-cell>
          <table:table-cell office:value-type="string">
            <text:p>Schwartz Center for the Performing Arts, Cornell</text:p>
          </table:table-cell>
          <table:table-cell/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Visual Acoustics</text:p>
          </table:table-cell>
          <table:table-cell office:value-type="string">
            <text:p><text:s/>02/13/13</text:p>
          </table:table-cell>
          <table:table-cell office:value-type="string">
            <text:p><text:s/>7:30 PM</text:p>
          </table:table-cell>
          <table:table-cell office:value-type="string">
            <text:p><text:s/>02/13/13</text:p>
          </table:table-cell>
          <table:table-cell office:value-type="string">
            <text:p><text:s text:c="2"/>8:53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35];TRIM([.K35]);[.H35];TRIM([.A35]);[.I35])" office:value-type="string" office:string-value="&lt;a href=&quot;http://cinema.cornell.edu/Spring2013/visual_acoustics.html&quot;&gt;Visual Acoustics&lt;/a&gt;">
            <text:p>&lt;a href="http://cinema.cornell.edu/Spring2013/visual_acoustics.html"&gt;Visual Acoustics&lt;/a&gt;</text:p>
          </table:table-cell>
          <table:table-cell office:value-type="string">
            <text:p><text:s/>http://cinema.cornell.edu/Spring2013/visual_acoustics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z6JzyCj-Pbk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string">
            <text:p>Price Check</text:p>
          </table:table-cell>
          <table:table-cell office:value-type="string">
            <text:p><text:s/>02/14/13</text:p>
          </table:table-cell>
          <table:table-cell office:value-type="string">
            <text:p><text:s/>7:00 PM</text:p>
          </table:table-cell>
          <table:table-cell office:value-type="string">
            <text:p><text:s/>02/14/13</text:p>
          </table:table-cell>
          <table:table-cell office:value-type="string">
            <text:p><text:s text:c="2"/>8:32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36];TRIM([.K36]);[.H36];TRIM([.A36]);[.I36])" office:value-type="string" office:string-value="&lt;a href=&quot;http://cinema.cornell.edu/Spring2013/price_check.html&quot;&gt;Price Check&lt;/a&gt;">
            <text:p>&lt;a href="http://cinema.cornell.edu/Spring2013/price_check.html"&gt;Price Check&lt;/a&gt;</text:p>
          </table:table-cell>
          <table:table-cell office:value-type="string">
            <text:p><text:s/>http://cinema.cornell.edu/Spring2013/price_check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dbDcgJpDsQk</text:p>
          </table:table-cell>
          <table:table-cell office:value-type="float" office:value="35">
            <text:p>35</text:p>
          </table:table-cell>
        </table:table-row>
        <table:table-row table:style-name="ro2">
          <table:table-cell office:value-type="string">
            <text:p>Oscar Nominated Shorts: Animation! (2012)</text:p>
          </table:table-cell>
          <table:table-cell office:value-type="string">
            <text:p><text:s/>02/14/13</text:p>
          </table:table-cell>
          <table:table-cell office:value-type="string">
            <text:p><text:s/>9:30 PM</text:p>
          </table:table-cell>
          <table:table-cell office:value-type="string">
            <text:p><text:s/>02/14/13</text:p>
          </table:table-cell>
          <table:table-cell office:value-type="string">
            <text:p><text:s/>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37];TRIM([.K37]);[.H37];TRIM([.A37]);[.I37])" office:value-type="string" office:string-value="&lt;a href=&quot;http://cinema.cornell.edu/Spring2013/oscar_nominated_shorts_a.html&quot;&gt;Oscar Nominated Shorts: Animation! (2012)&lt;/a&gt;">
            <text:p>&lt;a href="http://cinema.cornell.edu/Spring2013/oscar_nominated_shorts_a.html"&gt;Oscar Nominated Shorts: Animation! (2012)&lt;/a&gt;</text:p>
          </table:table-cell>
          <table:table-cell office:value-type="string">
            <text:p><text:s/>http://cinema.cornell.edu/Spring2013/oscar_nominated_shorts_a.html</text:p>
          </table:table-cell>
          <table:table-cell office:value-type="string">
            <text:p>Cornell Cinema (Willard Straight Theatre)</text:p>
          </table:table-cell>
          <table:table-cell/>
          <table:table-cell office:value-type="float" office:value="36">
            <text:p>36</text:p>
          </table:table-cell>
        </table:table-row>
        <table:table-row table:style-name="ro2">
          <table:table-cell office:value-type="string">
            <text:p>Oscar Nominated Shorts: Animation! (2012)</text:p>
          </table:table-cell>
          <table:table-cell office:value-type="string">
            <text:p><text:s/>02/15/13</text:p>
          </table:table-cell>
          <table:table-cell office:value-type="string">
            <text:p><text:s/>7:00 PM</text:p>
          </table:table-cell>
          <table:table-cell office:value-type="string">
            <text:p><text:s/>02/15/13</text:p>
          </table:table-cell>
          <table:table-cell office:value-type="string">
            <text:p><text:s/>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38];TRIM([.K38]);[.H38];TRIM([.A38]);[.I38])" office:value-type="string" office:string-value="&lt;a href=&quot;http://cinema.cornell.edu/Spring2013/oscar_nominated_shorts_a.html&quot;&gt;Oscar Nominated Shorts: Animation! (2012)&lt;/a&gt;">
            <text:p>&lt;a href="http://cinema.cornell.edu/Spring2013/oscar_nominated_shorts_a.html"&gt;Oscar Nominated Shorts: Animation! (2012)&lt;/a&gt;</text:p>
          </table:table-cell>
          <table:table-cell office:value-type="string">
            <text:p><text:s/>http://cinema.cornell.edu/Spring2013/oscar_nominated_shorts_a.html</text:p>
          </table:table-cell>
          <table:table-cell office:value-type="string">
            <text:p>Cornell Cinema (Willard Straight Theatre)</text:p>
          </table:table-cell>
          <table:table-cell/>
          <table:table-cell office:value-type="float" office:value="37">
            <text:p>37</text:p>
          </table:table-cell>
        </table:table-row>
        <table:table-row table:style-name="ro2">
          <table:table-cell office:value-type="string">
            <text:p>The Lord of the Rings: The Return of the King</text:p>
          </table:table-cell>
          <table:table-cell office:value-type="string">
            <text:p><text:s/>02/15/13</text:p>
          </table:table-cell>
          <table:table-cell office:value-type="string">
            <text:p><text:s/>9:15 PM</text:p>
          </table:table-cell>
          <table:table-cell office:value-type="string">
            <text:p><text:s/>02/15/13</text:p>
          </table:table-cell>
          <table:table-cell office:value-type="string">
            <text:p><text:s/>12:35 A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39];TRIM([.K39]);[.H39];TRIM([.A39]);[.I39])" office:value-type="string" office:string-value="&lt;a href=&quot;http://cinema.cornell.edu/Spring2013/lord_of_the_rings_the_re.html&quot;&gt;The Lord of the Rings: The Return of the King&lt;/a&gt;">
            <text:p>&lt;a href="http://cinema.cornell.edu/Spring2013/lord_of_the_rings_the_re.html"&gt;The Lord of the Rings: The Return of the King&lt;/a&gt;</text:p>
          </table:table-cell>
          <table:table-cell office:value-type="string">
            <text:p><text:s/>http://cinema.cornell.edu/Spring2013/lord_of_the_rings_the_re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n5rC7KogGpQ</text:p>
          </table:table-cell>
          <table:table-cell office:value-type="float" office:value="38">
            <text:p>38</text:p>
          </table:table-cell>
        </table:table-row>
        <table:table-row table:style-name="ro2">
          <table:table-cell office:value-type="string">
            <text:p>Mia and the Migoo</text:p>
          </table:table-cell>
          <table:table-cell office:value-type="string">
            <text:p><text:s/>02/16/13</text:p>
          </table:table-cell>
          <table:table-cell office:value-type="string">
            <text:p><text:s/>2:00 PM</text:p>
          </table:table-cell>
          <table:table-cell office:value-type="string">
            <text:p><text:s/>02/16/13</text:p>
          </table:table-cell>
          <table:table-cell office:value-type="string">
            <text:p><text:s text:c="2"/>3:32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40];TRIM([.K40]);[.H40];TRIM([.A40]);[.I40])" office:value-type="string" office:string-value="&lt;a href=&quot;http://cinema.cornell.edu/Spring2013/mia_and_the_migoo.html&quot;&gt;Mia and the Migoo&lt;/a&gt;">
            <text:p>&lt;a href="http://cinema.cornell.edu/Spring2013/mia_and_the_migoo.html"&gt;Mia and the Migoo&lt;/a&gt;</text:p>
          </table:table-cell>
          <table:table-cell office:value-type="string">
            <text:p><text:s/>http://cinema.cornell.edu/Spring2013/mia_and_the_migoo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vimeo.com/23415561</text:p>
          </table:table-cell>
          <table:table-cell office:value-type="float" office:value="39">
            <text:p>39</text:p>
          </table:table-cell>
        </table:table-row>
        <table:table-row table:style-name="ro2">
          <table:table-cell office:value-type="string">
            <text:p>Oscar Nominated Shorts: Animation! (2012)</text:p>
          </table:table-cell>
          <table:table-cell office:value-type="string">
            <text:p><text:s/>02/16/13</text:p>
          </table:table-cell>
          <table:table-cell office:value-type="string">
            <text:p><text:s/>7:00 PM</text:p>
          </table:table-cell>
          <table:table-cell office:value-type="string">
            <text:p><text:s/>02/16/13</text:p>
          </table:table-cell>
          <table:table-cell office:value-type="string">
            <text:p><text:s/>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41];TRIM([.K41]);[.H41];TRIM([.A41]);[.I41])" office:value-type="string" office:string-value="&lt;a href=&quot;http://cinema.cornell.edu/Spring2013/oscar_nominated_shorts_a.html&quot;&gt;Oscar Nominated Shorts: Animation! (2012)&lt;/a&gt;">
            <text:p>&lt;a href="http://cinema.cornell.edu/Spring2013/oscar_nominated_shorts_a.html"&gt;Oscar Nominated Shorts: Animation! (2012)&lt;/a&gt;</text:p>
          </table:table-cell>
          <table:table-cell office:value-type="string">
            <text:p><text:s/>http://cinema.cornell.edu/Spring2013/oscar_nominated_shorts_a.html</text:p>
          </table:table-cell>
          <table:table-cell office:value-type="string">
            <text:p>Cornell Cinema (Willard Straight Theatre)</text:p>
          </table:table-cell>
          <table:table-cell/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Oscar Nominated Shorts: Live Action! (2012)</text:p>
          </table:table-cell>
          <table:table-cell office:value-type="string">
            <text:p><text:s/>02/16/13</text:p>
          </table:table-cell>
          <table:table-cell office:value-type="string">
            <text:p><text:s/>9:15 PM</text:p>
          </table:table-cell>
          <table:table-cell office:value-type="string">
            <text:p><text:s/>02/16/13</text:p>
          </table:table-cell>
          <table:table-cell office:value-type="string">
            <text:p><text:s/>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42];TRIM([.K42]);[.H42];TRIM([.A42]);[.I42])" office:value-type="string" office:string-value="&lt;a href=&quot;http://cinema.cornell.edu/Spring2013/oscar_nominated_shorts_l.html&quot;&gt;Oscar Nominated Shorts: Live Action! (2012)&lt;/a&gt;">
            <text:p>&lt;a href="http://cinema.cornell.edu/Spring2013/oscar_nominated_shorts_l.html"&gt;Oscar Nominated Shorts: Live Action! (2012)&lt;/a&gt;</text:p>
          </table:table-cell>
          <table:table-cell office:value-type="string">
            <text:p><text:s/>http://cinema.cornell.edu/Spring2013/oscar_nominated_shorts_l.html</text:p>
          </table:table-cell>
          <table:table-cell office:value-type="string">
            <text:p>Cornell Cinema (Willard Straight Theatre)</text:p>
          </table:table-cell>
          <table:table-cell/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The Lord of the Rings: The Return of the King</text:p>
          </table:table-cell>
          <table:table-cell office:value-type="string">
            <text:p><text:s/>02/17/13</text:p>
          </table:table-cell>
          <table:table-cell office:value-type="string">
            <text:p><text:s/>3:30 PM</text:p>
          </table:table-cell>
          <table:table-cell office:value-type="string">
            <text:p><text:s/>02/17/13</text:p>
          </table:table-cell>
          <table:table-cell office:value-type="string">
            <text:p><text:s text:c="2"/>6:50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43];TRIM([.K43]);[.H43];TRIM([.A43]);[.I43])" office:value-type="string" office:string-value="&lt;a href=&quot;http://cinema.cornell.edu/Spring2013/lord_of_the_rings_the_re.html&quot;&gt;The Lord of the Rings: The Return of the King&lt;/a&gt;">
            <text:p>&lt;a href="http://cinema.cornell.edu/Spring2013/lord_of_the_rings_the_re.html"&gt;The Lord of the Rings: The Return of the King&lt;/a&gt;</text:p>
          </table:table-cell>
          <table:table-cell office:value-type="string">
            <text:p><text:s/>http://cinema.cornell.edu/Spring2013/lord_of_the_rings_the_re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n5rC7KogGpQ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string">
            <text:p>Oscar Nominated Shorts: Live Action! (2012)</text:p>
          </table:table-cell>
          <table:table-cell office:value-type="string">
            <text:p><text:s/>02/17/13</text:p>
          </table:table-cell>
          <table:table-cell office:value-type="string">
            <text:p><text:s/>7:15 PM</text:p>
          </table:table-cell>
          <table:table-cell office:value-type="string">
            <text:p><text:s/>02/17/13</text:p>
          </table:table-cell>
          <table:table-cell office:value-type="string">
            <text:p><text:s/>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44];TRIM([.K44]);[.H44];TRIM([.A44]);[.I44])" office:value-type="string" office:string-value="&lt;a href=&quot;http://cinema.cornell.edu/Spring2013/oscar_nominated_shorts_l.html&quot;&gt;Oscar Nominated Shorts: Live Action! (2012)&lt;/a&gt;">
            <text:p>&lt;a href="http://cinema.cornell.edu/Spring2013/oscar_nominated_shorts_l.html"&gt;Oscar Nominated Shorts: Live Action! (2012)&lt;/a&gt;</text:p>
          </table:table-cell>
          <table:table-cell office:value-type="string">
            <text:p><text:s/>http://cinema.cornell.edu/Spring2013/oscar_nominated_shorts_l.html</text:p>
          </table:table-cell>
          <table:table-cell office:value-type="string">
            <text:p>Cornell Cinema (Willard Straight Theatre)</text:p>
          </table:table-cell>
          <table:table-cell/>
          <table:table-cell office:value-type="float" office:value="43">
            <text:p>43</text:p>
          </table:table-cell>
        </table:table-row>
        <table:table-row table:style-name="ro2">
          <table:table-cell office:value-type="string">
            <text:p>The Phantom of the Opera</text:p>
          </table:table-cell>
          <table:table-cell office:value-type="string">
            <text:p><text:s/>02/19/13</text:p>
          </table:table-cell>
          <table:table-cell office:value-type="string">
            <text:p><text:s/>7:30 PM</text:p>
          </table:table-cell>
          <table:table-cell office:value-type="string">
            <text:p><text:s/>02/19/13</text:p>
          </table:table-cell>
          <table:table-cell office:value-type="string">
            <text:p><text:s text:c="2"/>8:58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45];TRIM([.K45]);[.H45];TRIM([.A45]);[.I45])" office:value-type="string" office:string-value="&lt;a href=&quot;http://cinema.cornell.edu/Spring2013/phantom_of_the_opera_the.html&quot;&gt;The Phantom of the Opera&lt;/a&gt;">
            <text:p>&lt;a href="http://cinema.cornell.edu/Spring2013/phantom_of_the_opera_the.html"&gt;The Phantom of the Opera&lt;/a&gt;</text:p>
          </table:table-cell>
          <table:table-cell office:value-type="string">
            <text:p><text:s/>http://cinema.cornell.edu/Spring2013/phantom_of_the_opera_the.html</text:p>
          </table:table-cell>
          <table:table-cell office:value-type="string">
            <text:p>Sage Chapel Cornell</text:p>
          </table:table-cell>
          <table:table-cell office:value-type="string">
            <text:p>http://www.youtube.com/watch?v=8r3pVtpN9Uc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string">
            <text:p>The Black Cat</text:p>
          </table:table-cell>
          <table:table-cell office:value-type="string">
            <text:p><text:s/>02/20/13</text:p>
          </table:table-cell>
          <table:table-cell office:value-type="string">
            <text:p><text:s/>7:15 PM</text:p>
          </table:table-cell>
          <table:table-cell office:value-type="string">
            <text:p><text:s/>02/20/13</text:p>
          </table:table-cell>
          <table:table-cell office:value-type="string">
            <text:p><text:s text:c="2"/>8:20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46];TRIM([.K46]);[.H46];TRIM([.A46]);[.I46])" office:value-type="string" office:string-value="&lt;a href=&quot;http://cinema.cornell.edu/Spring2013/black_cat.html&quot;&gt;The Black Cat&lt;/a&gt;">
            <text:p>&lt;a href="http://cinema.cornell.edu/Spring2013/black_cat.html"&gt;The Black Cat&lt;/a&gt;</text:p>
          </table:table-cell>
          <table:table-cell office:value-type="string">
            <text:p><text:s/>http://cinema.cornell.edu/Spring2013/black_cat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vFi9lxFwrsM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The Birds</text:p>
          </table:table-cell>
          <table:table-cell office:value-type="string">
            <text:p><text:s/>02/21/13</text:p>
          </table:table-cell>
          <table:table-cell office:value-type="string">
            <text:p><text:s/>7:00 PM</text:p>
          </table:table-cell>
          <table:table-cell office:value-type="string">
            <text:p><text:s/>02/21/13</text:p>
          </table:table-cell>
          <table:table-cell office:value-type="string">
            <text:p><text:s text:c="2"/>8:59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47];TRIM([.K47]);[.H47];TRIM([.A47]);[.I47])" office:value-type="string" office:string-value="&lt;a href=&quot;http://cinema.cornell.edu/Spring2013/birds.html&quot;&gt;The Birds&lt;/a&gt;">
            <text:p>&lt;a href="http://cinema.cornell.edu/Spring2013/birds.html"&gt;The Birds&lt;/a&gt;</text:p>
          </table:table-cell>
          <table:table-cell office:value-type="string">
            <text:p><text:s/>http://cinema.cornell.edu/Spring2013/birds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_SgdSK3To2M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string">
            <text:p>Jaws</text:p>
          </table:table-cell>
          <table:table-cell office:value-type="string">
            <text:p><text:s/>02/21/13</text:p>
          </table:table-cell>
          <table:table-cell office:value-type="string">
            <text:p><text:s/>9:30 PM</text:p>
          </table:table-cell>
          <table:table-cell office:value-type="string">
            <text:p><text:s/>02/21/13</text:p>
          </table:table-cell>
          <table:table-cell office:value-type="string">
            <text:p><text:s/>11:34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48];TRIM([.K48]);[.H48];TRIM([.A48]);[.I48])" office:value-type="string" office:string-value="&lt;a href=&quot;http://cinema.cornell.edu/Spring2013/jaws_.html&quot;&gt;Jaws&lt;/a&gt;">
            <text:p>&lt;a href="http://cinema.cornell.edu/Spring2013/jaws_.html"&gt;Jaws&lt;/a&gt;</text:p>
          </table:table-cell>
          <table:table-cell office:value-type="string">
            <text:p><text:s/>http://cinema.cornell.edu/Spring2013/jaws_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Myb9oYwGBiw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string">
            <text:p>Frankenstein</text:p>
          </table:table-cell>
          <table:table-cell office:value-type="string">
            <text:p><text:s/>02/22/13</text:p>
          </table:table-cell>
          <table:table-cell office:value-type="string">
            <text:p><text:s/>7:15 PM</text:p>
          </table:table-cell>
          <table:table-cell office:value-type="string">
            <text:p><text:s/>02/22/13</text:p>
          </table:table-cell>
          <table:table-cell office:value-type="string">
            <text:p><text:s text:c="2"/>8:26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49];TRIM([.K49]);[.H49];TRIM([.A49]);[.I49])" office:value-type="string" office:string-value="&lt;a href=&quot;http://cinema.cornell.edu/Spring2013/frankenstein_.html&quot;&gt;Frankenstein&lt;/a&gt;">
            <text:p>&lt;a href="http://cinema.cornell.edu/Spring2013/frankenstein_.html"&gt;Frankenstein&lt;/a&gt;</text:p>
          </table:table-cell>
          <table:table-cell office:value-type="string">
            <text:p><text:s/>http://cinema.cornell.edu/Spring2013/frankenstein_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bnvN-SkhSCU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string">
            <text:p>The Mummy</text:p>
          </table:table-cell>
          <table:table-cell office:value-type="string">
            <text:p><text:s/>02/22/13</text:p>
          </table:table-cell>
          <table:table-cell office:value-type="string">
            <text:p><text:s/>9:00 PM</text:p>
          </table:table-cell>
          <table:table-cell office:value-type="string">
            <text:p><text:s/>02/22/13</text:p>
          </table:table-cell>
          <table:table-cell office:value-type="string">
            <text:p><text:s/>10:13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50];TRIM([.K50]);[.H50];TRIM([.A50]);[.I50])" office:value-type="string" office:string-value="&lt;a href=&quot;http://cinema.cornell.edu/Spring2013/mummy.html&quot;&gt;The Mummy&lt;/a&gt;">
            <text:p>&lt;a href="http://cinema.cornell.edu/Spring2013/mummy.html"&gt;The Mummy&lt;/a&gt;</text:p>
          </table:table-cell>
          <table:table-cell office:value-type="string">
            <text:p><text:s/>http://cinema.cornell.edu/Spring2013/mummy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j4NeGkzsM8I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Dracula</text:p>
          </table:table-cell>
          <table:table-cell office:value-type="string">
            <text:p><text:s/>02/22/13</text:p>
          </table:table-cell>
          <table:table-cell office:value-type="string">
            <text:p><text:s/>10:45 PM</text:p>
          </table:table-cell>
          <table:table-cell office:value-type="string">
            <text:p><text:s/>02/22/13</text:p>
          </table:table-cell>
          <table:table-cell office:value-type="string">
            <text:p><text:s/>12:00 A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51];TRIM([.K51]);[.H51];TRIM([.A51]);[.I51])" office:value-type="string" office:string-value="&lt;a href=&quot;http://cinema.cornell.edu/Spring2013/dracula_.html&quot;&gt;Dracula&lt;/a&gt;">
            <text:p>&lt;a href="http://cinema.cornell.edu/Spring2013/dracula_.html"&gt;Dracula&lt;/a&gt;</text:p>
          </table:table-cell>
          <table:table-cell office:value-type="string">
            <text:p><text:s/>http://cinema.cornell.edu/Spring2013/dracula_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NaYKrmYI3sY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string">
            <text:p>Abbott and Costello Meet Frankenstein</text:p>
          </table:table-cell>
          <table:table-cell office:value-type="string">
            <text:p><text:s/>02/23/13</text:p>
          </table:table-cell>
          <table:table-cell office:value-type="string">
            <text:p><text:s/>2:00 PM</text:p>
          </table:table-cell>
          <table:table-cell office:value-type="string">
            <text:p><text:s/>02/23/13</text:p>
          </table:table-cell>
          <table:table-cell office:value-type="string">
            <text:p><text:s text:c="2"/>3:23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52];TRIM([.K52]);[.H52];TRIM([.A52]);[.I52])" office:value-type="string" office:string-value="&lt;a href=&quot;http://cinema.cornell.edu/Spring2013/abbott_and_costello_meet.html&quot;&gt;Abbott and Costello Meet Frankenstein&lt;/a&gt;">
            <text:p>&lt;a href="http://cinema.cornell.edu/Spring2013/abbott_and_costello_meet.html"&gt;Abbott and Costello Meet Frankenstein&lt;/a&gt;</text:p>
          </table:table-cell>
          <table:table-cell office:value-type="string">
            <text:p><text:s/>http://cinema.cornell.edu/Spring2013/abbott_and_costello_meet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Gg5N9FJc__Q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string">
            <text:p>Jaws</text:p>
          </table:table-cell>
          <table:table-cell office:value-type="string">
            <text:p><text:s/>02/23/13</text:p>
          </table:table-cell>
          <table:table-cell office:value-type="string">
            <text:p><text:s/>7:00 PM</text:p>
          </table:table-cell>
          <table:table-cell office:value-type="string">
            <text:p><text:s/>02/23/13</text:p>
          </table:table-cell>
          <table:table-cell office:value-type="string">
            <text:p><text:s text:c="2"/>9:04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53];TRIM([.K53]);[.H53];TRIM([.A53]);[.I53])" office:value-type="string" office:string-value="&lt;a href=&quot;http://cinema.cornell.edu/Spring2013/jaws_.html&quot;&gt;Jaws&lt;/a&gt;">
            <text:p>&lt;a href="http://cinema.cornell.edu/Spring2013/jaws_.html"&gt;Jaws&lt;/a&gt;</text:p>
          </table:table-cell>
          <table:table-cell office:value-type="string">
            <text:p><text:s/>http://cinema.cornell.edu/Spring2013/jaws_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Myb9oYwGBiw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The Birds</text:p>
          </table:table-cell>
          <table:table-cell office:value-type="string">
            <text:p><text:s/>02/23/13</text:p>
          </table:table-cell>
          <table:table-cell office:value-type="string">
            <text:p><text:s/>9:30 PM</text:p>
          </table:table-cell>
          <table:table-cell office:value-type="string">
            <text:p><text:s/>02/23/13</text:p>
          </table:table-cell>
          <table:table-cell office:value-type="string">
            <text:p><text:s/>11:29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54];TRIM([.K54]);[.H54];TRIM([.A54]);[.I54])" office:value-type="string" office:string-value="&lt;a href=&quot;http://cinema.cornell.edu/Spring2013/birds.html&quot;&gt;The Birds&lt;/a&gt;">
            <text:p>&lt;a href="http://cinema.cornell.edu/Spring2013/birds.html"&gt;The Birds&lt;/a&gt;</text:p>
          </table:table-cell>
          <table:table-cell office:value-type="string">
            <text:p><text:s/>http://cinema.cornell.edu/Spring2013/birds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_SgdSK3To2M</text:p>
          </table:table-cell>
          <table:table-cell office:value-type="float" office:value="53">
            <text:p>53</text:p>
          </table:table-cell>
        </table:table-row>
        <table:table-row table:style-name="ro2">
          <table:table-cell office:value-type="string">
            <text:p>All Quiet on the Western Front</text:p>
          </table:table-cell>
          <table:table-cell office:value-type="string">
            <text:p><text:s/>02/24/13</text:p>
          </table:table-cell>
          <table:table-cell office:value-type="string">
            <text:p><text:s/>4:30 PM</text:p>
          </table:table-cell>
          <table:table-cell office:value-type="string">
            <text:p><text:s/>02/24/13</text:p>
          </table:table-cell>
          <table:table-cell office:value-type="string">
            <text:p><text:s text:c="2"/>6:48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55];TRIM([.K55]);[.H55];TRIM([.A55]);[.I55])" office:value-type="string" office:string-value="&lt;a href=&quot;http://cinema.cornell.edu/Spring2013/all_quiet_on_the_western.html&quot;&gt;All Quiet on the Western Front&lt;/a&gt;">
            <text:p>&lt;a href="http://cinema.cornell.edu/Spring2013/all_quiet_on_the_western.html"&gt;All Quiet on the Western Front&lt;/a&gt;</text:p>
          </table:table-cell>
          <table:table-cell office:value-type="string">
            <text:p><text:s/>http://cinema.cornell.edu/Spring2013/all_quiet_on_the_western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BeN1Y1o1Qgs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string">
            <text:p>Inglourious Basterds</text:p>
          </table:table-cell>
          <table:table-cell office:value-type="string">
            <text:p><text:s/>02/27/13</text:p>
          </table:table-cell>
          <table:table-cell office:value-type="string">
            <text:p><text:s/>7:15 PM</text:p>
          </table:table-cell>
          <table:table-cell office:value-type="string">
            <text:p><text:s/>02/27/13</text:p>
          </table:table-cell>
          <table:table-cell office:value-type="string">
            <text:p><text:s text:c="2"/>9:47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56];TRIM([.K56]);[.H56];TRIM([.A56]);[.I56])" office:value-type="string" office:string-value="&lt;a href=&quot;http://cinema.cornell.edu/Spring2013/inglourious_basterds.html&quot;&gt;Inglourious Basterds&lt;/a&gt;">
            <text:p>&lt;a href="http://cinema.cornell.edu/Spring2013/inglourious_basterds.html"&gt;Inglourious Basterds&lt;/a&gt;</text:p>
          </table:table-cell>
          <table:table-cell office:value-type="string">
            <text:p><text:s/>http://cinema.cornell.edu/Spring2013/inglourious_basterds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dOMKloOEKcU</text:p>
          </table:table-cell>
          <table:table-cell office:value-type="float" office:value="55">
            <text:p>55</text:p>
          </table:table-cell>
        </table:table-row>
        <table:table-row table:style-name="ro2">
          <table:table-cell office:value-type="string">
            <text:p>Cobra Woman</text:p>
          </table:table-cell>
          <table:table-cell office:value-type="string">
            <text:p><text:s/>02/28/13</text:p>
          </table:table-cell>
          <table:table-cell office:value-type="string">
            <text:p><text:s/>7:15 PM</text:p>
          </table:table-cell>
          <table:table-cell office:value-type="string">
            <text:p><text:s/>02/28/13</text:p>
          </table:table-cell>
          <table:table-cell office:value-type="string">
            <text:p><text:s text:c="2"/>8:26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57];TRIM([.K57]);[.H57];TRIM([.A57]);[.I57])" office:value-type="string" office:string-value="&lt;a href=&quot;http://cinema.cornell.edu/Spring2013/cobra_woman.html&quot;&gt;Cobra Woman&lt;/a&gt;">
            <text:p>&lt;a href="http://cinema.cornell.edu/Spring2013/cobra_woman.html"&gt;Cobra Woman&lt;/a&gt;</text:p>
          </table:table-cell>
          <table:table-cell office:value-type="string">
            <text:p><text:s/>http://cinema.cornell.edu/Spring2013/cobra_woman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ydhyoYHvXXg</text:p>
          </table:table-cell>
          <table:table-cell office:value-type="float" office:value="56">
            <text:p>56</text:p>
          </table:table-cell>
        </table:table-row>
        <table:table-row table:style-name="ro2">
          <table:table-cell office:value-type="string">
            <text:p>Do the Right Thing</text:p>
          </table:table-cell>
          <table:table-cell office:value-type="string">
            <text:p><text:s/>02/28/13</text:p>
          </table:table-cell>
          <table:table-cell office:value-type="string">
            <text:p><text:s/>9:00 PM</text:p>
          </table:table-cell>
          <table:table-cell office:value-type="string">
            <text:p><text:s/>02/28/13</text:p>
          </table:table-cell>
          <table:table-cell office:value-type="string">
            <text:p><text:s/>11:00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58];TRIM([.K58]);[.H58];TRIM([.A58]);[.I58])" office:value-type="string" office:string-value="&lt;a href=&quot;http://cinema.cornell.edu/Spring2013/do_the_right_thing.html&quot;&gt;Do the Right Thing&lt;/a&gt;">
            <text:p>&lt;a href="http://cinema.cornell.edu/Spring2013/do_the_right_thing.html"&gt;Do the Right Thing&lt;/a&gt;</text:p>
          </table:table-cell>
          <table:table-cell office:value-type="string">
            <text:p><text:s/>http://cinema.cornell.edu/Spring2013/do_the_right_thing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muc7xqdHudI</text:p>
          </table:table-cell>
          <table:table-cell office:value-type="float" office:value="57">
            <text:p>57</text:p>
          </table:table-cell>
        </table:table-row>
        <table:table-row table:style-name="ro2">
          <table:table-cell office:value-type="string">
            <text:p>To Kill a Mockingbird</text:p>
          </table:table-cell>
          <table:table-cell office:value-type="string">
            <text:p><text:s/>03/01/13</text:p>
          </table:table-cell>
          <table:table-cell office:value-type="string">
            <text:p><text:s/>7:00 PM</text:p>
          </table:table-cell>
          <table:table-cell office:value-type="string">
            <text:p><text:s/>03/01/13</text:p>
          </table:table-cell>
          <table:table-cell office:value-type="string">
            <text:p><text:s text:c="2"/>9:09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59];TRIM([.K59]);[.H59];TRIM([.A59]);[.I59])" office:value-type="string" office:string-value="&lt;a href=&quot;http://cinema.cornell.edu/Spring2013/to_kill_a_mockingbird.html&quot;&gt;To Kill a Mockingbird&lt;/a&gt;">
            <text:p>&lt;a href="http://cinema.cornell.edu/Spring2013/to_kill_a_mockingbird.html"&gt;To Kill a Mockingbird&lt;/a&gt;</text:p>
          </table:table-cell>
          <table:table-cell office:value-type="string">
            <text:p><text:s/>http://cinema.cornell.edu/Spring2013/to_kill_a_mockingbird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_CzsI18IsDo</text:p>
          </table:table-cell>
          <table:table-cell office:value-type="float" office:value="58">
            <text:p>58</text:p>
          </table:table-cell>
        </table:table-row>
        <table:table-row table:style-name="ro2">
          <table:table-cell office:value-type="string">
            <text:p>Gregory Crewdson: Brief Encounters</text:p>
          </table:table-cell>
          <table:table-cell office:value-type="string">
            <text:p><text:s/>03/01/13</text:p>
          </table:table-cell>
          <table:table-cell office:value-type="string">
            <text:p><text:s/>9:15 PM</text:p>
          </table:table-cell>
          <table:table-cell office:value-type="string">
            <text:p><text:s/>03/01/13</text:p>
          </table:table-cell>
          <table:table-cell office:value-type="string">
            <text:p><text:s/>10:33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60];TRIM([.K60]);[.H60];TRIM([.A60]);[.I60])" office:value-type="string" office:string-value="&lt;a href=&quot;http://cinema.cornell.edu/Spring2013/gregory_crewdson_brief_e.html&quot;&gt;Gregory Crewdson: Brief Encounters&lt;/a&gt;">
            <text:p>&lt;a href="http://cinema.cornell.edu/Spring2013/gregory_crewdson_brief_e.html"&gt;Gregory Crewdson: Brief Encounters&lt;/a&gt;</text:p>
          </table:table-cell>
          <table:table-cell office:value-type="string">
            <text:p><text:s/>http://cinema.cornell.edu/Spring2013/gregory_crewdson_brief_e.html</text:p>
          </table:table-cell>
          <table:table-cell office:value-type="string">
            <text:p><text:span text:style-name="T2">Cinemapolis (Ithaca)</text:span></text:p>
          </table:table-cell>
          <table:table-cell office:value-type="string">
            <text:p>http://vimeo.com/31567427</text:p>
          </table:table-cell>
          <table:table-cell office:value-type="float" office:value="59">
            <text:p>59</text:p>
          </table:table-cell>
        </table:table-row>
        <table:table-row table:style-name="ro2">
          <table:table-cell office:value-type="string">
            <text:p>Back to the Future</text:p>
          </table:table-cell>
          <table:table-cell office:value-type="string">
            <text:p><text:s/>03/01/13</text:p>
          </table:table-cell>
          <table:table-cell office:value-type="string">
            <text:p><text:s/>9:45 PM</text:p>
          </table:table-cell>
          <table:table-cell office:value-type="string">
            <text:p><text:s/>03/01/13</text:p>
          </table:table-cell>
          <table:table-cell office:value-type="string">
            <text:p><text:s/>11:41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61];TRIM([.K61]);[.H61];TRIM([.A61]);[.I61])" office:value-type="string" office:string-value="&lt;a href=&quot;http://cinema.cornell.edu/Spring2013/back_to_the_future.html&quot;&gt;Back to the Future&lt;/a&gt;">
            <text:p>&lt;a href="http://cinema.cornell.edu/Spring2013/back_to_the_future.html"&gt;Back to the Future&lt;/a&gt;</text:p>
          </table:table-cell>
          <table:table-cell office:value-type="string">
            <text:p><text:s/>http://cinema.cornell.edu/Spring2013/back_to_the_future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DVuQWf9M700</text:p>
          </table:table-cell>
          <table:table-cell office:value-type="float" office:value="60">
            <text:p>60</text:p>
          </table:table-cell>
        </table:table-row>
        <table:table-row table:style-name="ro2">
          <table:table-cell office:value-type="string">
            <text:p>The Pettifogger</text:p>
          </table:table-cell>
          <table:table-cell office:value-type="string">
            <text:p><text:s/>03/02/13</text:p>
          </table:table-cell>
          <table:table-cell office:value-type="string">
            <text:p><text:s/>7:30 PM</text:p>
          </table:table-cell>
          <table:table-cell office:value-type="string">
            <text:p><text:s/>03/02/13</text:p>
          </table:table-cell>
          <table:table-cell office:value-type="string">
            <text:p><text:s/>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62];TRIM([.K62]);[.H62];TRIM([.A62]);[.I62])" office:value-type="string" office:string-value="&lt;a href=&quot;http://cinema.cornell.edu/Spring2013/pettifogger.html&quot;&gt;The Pettifogger&lt;/a&gt;">
            <text:p>&lt;a href="http://cinema.cornell.edu/Spring2013/pettifogger.html"&gt;The Pettifogger&lt;/a&gt;</text:p>
          </table:table-cell>
          <table:table-cell office:value-type="string">
            <text:p><text:s/>http://cinema.cornell.edu/Spring2013/pettifogger.html</text:p>
          </table:table-cell>
          <table:table-cell office:value-type="string">
            <text:p>Cornell Cinema (Willard Straight Theatre)</text:p>
          </table:table-cell>
          <table:table-cell/>
          <table:table-cell office:value-type="float" office:value="61">
            <text:p>61</text:p>
          </table:table-cell>
        </table:table-row>
        <table:table-row table:style-name="ro2">
          <table:table-cell office:value-type="string">
            <text:p>The Sting</text:p>
          </table:table-cell>
          <table:table-cell office:value-type="string">
            <text:p><text:s/>03/02/13</text:p>
          </table:table-cell>
          <table:table-cell office:value-type="string">
            <text:p><text:s/>9:00 PM</text:p>
          </table:table-cell>
          <table:table-cell office:value-type="string">
            <text:p><text:s/>03/02/13</text:p>
          </table:table-cell>
          <table:table-cell office:value-type="string">
            <text:p><text:s/>11:09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63];TRIM([.K63]);[.H63];TRIM([.A63]);[.I63])" office:value-type="string" office:string-value="&lt;a href=&quot;http://cinema.cornell.edu/Spring2013/sting.html&quot;&gt;The Sting&lt;/a&gt;">
            <text:p>&lt;a href="http://cinema.cornell.edu/Spring2013/sting.html"&gt;The Sting&lt;/a&gt;</text:p>
          </table:table-cell>
          <table:table-cell office:value-type="string">
            <text:p><text:s/>http://cinema.cornell.edu/Spring2013/sting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LN2hBOIXhBs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string">
            <text:p>To Kill a Mockingbird</text:p>
          </table:table-cell>
          <table:table-cell office:value-type="string">
            <text:p><text:s/>03/03/13</text:p>
          </table:table-cell>
          <table:table-cell office:value-type="string">
            <text:p><text:s/>4:30 PM</text:p>
          </table:table-cell>
          <table:table-cell office:value-type="string">
            <text:p><text:s/>03/03/13</text:p>
          </table:table-cell>
          <table:table-cell office:value-type="string">
            <text:p><text:s text:c="2"/>6:39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64];TRIM([.K64]);[.H64];TRIM([.A64]);[.I64])" office:value-type="string" office:string-value="&lt;a href=&quot;http://cinema.cornell.edu/Spring2013/to_kill_a_mockingbird.html&quot;&gt;To Kill a Mockingbird&lt;/a&gt;">
            <text:p>&lt;a href="http://cinema.cornell.edu/Spring2013/to_kill_a_mockingbird.html"&gt;To Kill a Mockingbird&lt;/a&gt;</text:p>
          </table:table-cell>
          <table:table-cell office:value-type="string">
            <text:p><text:s/>http://cinema.cornell.edu/Spring2013/to_kill_a_mockingbird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_CzsI18IsDo</text:p>
          </table:table-cell>
          <table:table-cell office:value-type="float" office:value="63">
            <text:p>63</text:p>
          </table:table-cell>
        </table:table-row>
        <table:table-row table:style-name="ro2">
          <table:table-cell office:value-type="string">
            <text:p>Do the Right Thing</text:p>
          </table:table-cell>
          <table:table-cell office:value-type="string">
            <text:p><text:s/>03/03/13</text:p>
          </table:table-cell>
          <table:table-cell office:value-type="string">
            <text:p><text:s/>7:15 PM</text:p>
          </table:table-cell>
          <table:table-cell office:value-type="string">
            <text:p><text:s/>03/03/13</text:p>
          </table:table-cell>
          <table:table-cell office:value-type="string">
            <text:p><text:s text:c="2"/>9:15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65];TRIM([.K65]);[.H65];TRIM([.A65]);[.I65])" office:value-type="string" office:string-value="&lt;a href=&quot;http://cinema.cornell.edu/Spring2013/do_the_right_thing.html&quot;&gt;Do the Right Thing&lt;/a&gt;">
            <text:p>&lt;a href="http://cinema.cornell.edu/Spring2013/do_the_right_thing.html"&gt;Do the Right Thing&lt;/a&gt;</text:p>
          </table:table-cell>
          <table:table-cell office:value-type="string">
            <text:p><text:s/>http://cinema.cornell.edu/Spring2013/do_the_right_thing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muc7xqdHudI</text:p>
          </table:table-cell>
          <table:table-cell office:value-type="float" office:value="64">
            <text:p>64</text:p>
          </table:table-cell>
        </table:table-row>
        <table:table-row table:style-name="ro2">
          <table:table-cell office:value-type="string">
            <text:p>Gregory Crewdson: Brief Encounters</text:p>
          </table:table-cell>
          <table:table-cell office:value-type="string">
            <text:p><text:s/>03/05/13</text:p>
          </table:table-cell>
          <table:table-cell office:value-type="string">
            <text:p><text:s/>7:15 PM</text:p>
          </table:table-cell>
          <table:table-cell office:value-type="string">
            <text:p><text:s/>03/05/13</text:p>
          </table:table-cell>
          <table:table-cell office:value-type="string">
            <text:p><text:s text:c="2"/>8:33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66];TRIM([.K66]);[.H66];TRIM([.A66]);[.I66])" office:value-type="string" office:string-value="&lt;a href=&quot;http://cinema.cornell.edu/Spring2013/gregory_crewdson_brief_e.html&quot;&gt;Gregory Crewdson: Brief Encounters&lt;/a&gt;">
            <text:p>&lt;a href="http://cinema.cornell.edu/Spring2013/gregory_crewdson_brief_e.html"&gt;Gregory Crewdson: Brief Encounters&lt;/a&gt;</text:p>
          </table:table-cell>
          <table:table-cell office:value-type="string">
            <text:p><text:s/>http://cinema.cornell.edu/Spring2013/gregory_crewdson_brief_e.html</text:p>
          </table:table-cell>
          <table:table-cell office:value-type="string">
            <text:p>Schwartz Center for the Performing Arts, Cornell</text:p>
          </table:table-cell>
          <table:table-cell office:value-type="string">
            <text:p>http://vimeo.com/31567427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string">
            <text:p>My Architect: A Son's Journey</text:p>
          </table:table-cell>
          <table:table-cell office:value-type="string">
            <text:p><text:s/>03/06/13</text:p>
          </table:table-cell>
          <table:table-cell office:value-type="string">
            <text:p><text:s/>7:30 PM</text:p>
          </table:table-cell>
          <table:table-cell office:value-type="string">
            <text:p><text:s/>03/06/13</text:p>
          </table:table-cell>
          <table:table-cell office:value-type="string">
            <text:p><text:s text:c="2"/>9:20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67];TRIM([.K67]);[.H67];TRIM([.A67]);[.I67])" office:value-type="string" office:string-value="&lt;a href=&quot;http://cinema.cornell.edu/Spring2013/my_architect_a_sons_jour.html&quot;&gt;My Architect: A Son's Journey&lt;/a&gt;">
            <text:p>&lt;a href="http://cinema.cornell.edu/Spring2013/my_architect_a_sons_jour.html"&gt;My Architect: A Son's Journey&lt;/a&gt;</text:p>
          </table:table-cell>
          <table:table-cell office:value-type="string">
            <text:p><text:s/>http://cinema.cornell.edu/Spring2013/my_architect_a_sons_jour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2JktX-BKOjM</text:p>
          </table:table-cell>
          <table:table-cell office:value-type="float" office:value="66">
            <text:p>66</text:p>
          </table:table-cell>
        </table:table-row>
        <table:table-row table:style-name="ro2">
          <table:table-cell office:value-type="string">
            <text:p>Prolix Satori</text:p>
          </table:table-cell>
          <table:table-cell office:value-type="string">
            <text:p><text:s/>03/07/13</text:p>
          </table:table-cell>
          <table:table-cell office:value-type="string">
            <text:p><text:s/>7:00 PM</text:p>
          </table:table-cell>
          <table:table-cell office:value-type="string">
            <text:p><text:s/>03/07/13</text:p>
          </table:table-cell>
          <table:table-cell office:value-type="string">
            <text:p><text:s text:c="2"/>8:30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68];TRIM([.K68]);[.H68];TRIM([.A68]);[.I68])" office:value-type="string" office:string-value="&lt;a href=&quot;http://cinema.cornell.edu/Spring2013/prolix_satori.html&quot;&gt;Prolix Satori&lt;/a&gt;">
            <text:p>&lt;a href="http://cinema.cornell.edu/Spring2013/prolix_satori.html"&gt;Prolix Satori&lt;/a&gt;</text:p>
          </table:table-cell>
          <table:table-cell office:value-type="string">
            <text:p><text:s/>http://cinema.cornell.edu/Spring2013/prolix_satori.html</text:p>
          </table:table-cell>
          <table:table-cell office:value-type="string">
            <text:p>Cornell Cinema (Willard Straight Theatre)</text:p>
          </table:table-cell>
          <table:table-cell/>
          <table:table-cell office:value-type="float" office:value="67">
            <text:p>67</text:p>
          </table:table-cell>
        </table:table-row>
        <table:table-row table:style-name="ro2">
          <table:table-cell office:value-type="string">
            <text:p>Life of Pi</text:p>
          </table:table-cell>
          <table:table-cell office:value-type="string">
            <text:p><text:s/>03/07/13</text:p>
          </table:table-cell>
          <table:table-cell office:value-type="string">
            <text:p><text:s/>9:30 PM</text:p>
          </table:table-cell>
          <table:table-cell office:value-type="string">
            <text:p><text:s/>03/07/13</text:p>
          </table:table-cell>
          <table:table-cell office:value-type="string">
            <text:p><text:s/>11:37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69];TRIM([.K69]);[.H69];TRIM([.A69]);[.I69])" office:value-type="string" office:string-value="&lt;a href=&quot;http://cinema.cornell.edu/Spring2013/life_of_pi.html&quot;&gt;Life of Pi&lt;/a&gt;">
            <text:p>&lt;a href="http://cinema.cornell.edu/Spring2013/life_of_pi.html"&gt;Life of Pi&lt;/a&gt;</text:p>
          </table:table-cell>
          <table:table-cell office:value-type="string">
            <text:p><text:s/>http://cinema.cornell.edu/Spring2013/life_of_pi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2QdTEjzV400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string">
            <text:p>In Another Country</text:p>
          </table:table-cell>
          <table:table-cell office:value-type="string">
            <text:p><text:s/>03/08/13</text:p>
          </table:table-cell>
          <table:table-cell office:value-type="string">
            <text:p><text:s/>7:00 PM</text:p>
          </table:table-cell>
          <table:table-cell office:value-type="string">
            <text:p><text:s/>03/08/13</text:p>
          </table:table-cell>
          <table:table-cell office:value-type="string">
            <text:p><text:s text:c="2"/>8:29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70];TRIM([.K70]);[.H70];TRIM([.A70]);[.I70])" office:value-type="string" office:string-value="&lt;a href=&quot;http://cinema.cornell.edu/Spring2013/in_another_country.html&quot;&gt;In Another Country&lt;/a&gt;">
            <text:p>&lt;a href="http://cinema.cornell.edu/Spring2013/in_another_country.html"&gt;In Another Country&lt;/a&gt;</text:p>
          </table:table-cell>
          <table:table-cell office:value-type="string">
            <text:p><text:s/>http://cinema.cornell.edu/Spring2013/in_another_country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EA7H8NjNhC0</text:p>
          </table:table-cell>
          <table:table-cell office:value-type="float" office:value="69">
            <text:p>69</text:p>
          </table:table-cell>
        </table:table-row>
        <table:table-row table:style-name="ro2">
          <table:table-cell office:value-type="string">
            <text:p>Life of Pi</text:p>
          </table:table-cell>
          <table:table-cell office:value-type="string">
            <text:p><text:s/>03/08/13</text:p>
          </table:table-cell>
          <table:table-cell office:value-type="string">
            <text:p><text:s/>9:00 PM</text:p>
          </table:table-cell>
          <table:table-cell office:value-type="string">
            <text:p><text:s/>03/08/13</text:p>
          </table:table-cell>
          <table:table-cell office:value-type="string">
            <text:p><text:s/>11:07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71];TRIM([.K71]);[.H71];TRIM([.A71]);[.I71])" office:value-type="string" office:string-value="&lt;a href=&quot;http://cinema.cornell.edu/Spring2013/life_of_pi.html&quot;&gt;Life of Pi&lt;/a&gt;">
            <text:p>&lt;a href="http://cinema.cornell.edu/Spring2013/life_of_pi.html"&gt;Life of Pi&lt;/a&gt;</text:p>
          </table:table-cell>
          <table:table-cell office:value-type="string">
            <text:p><text:s/>http://cinema.cornell.edu/Spring2013/life_of_pi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2QdTEjzV400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The Highest Pass</text:p>
          </table:table-cell>
          <table:table-cell office:value-type="string">
            <text:p><text:s/>03/09/13</text:p>
          </table:table-cell>
          <table:table-cell office:value-type="string">
            <text:p><text:s/>7:00 PM</text:p>
          </table:table-cell>
          <table:table-cell office:value-type="string">
            <text:p><text:s/>03/09/13</text:p>
          </table:table-cell>
          <table:table-cell office:value-type="string">
            <text:p><text:s text:c="2"/>8:30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72];TRIM([.K72]);[.H72];TRIM([.A72]);[.I72])" office:value-type="string" office:string-value="&lt;a href=&quot;http://cinema.cornell.edu/Spring2013/highest_pass.html&quot;&gt;The Highest Pass&lt;/a&gt;">
            <text:p>&lt;a href="http://cinema.cornell.edu/Spring2013/highest_pass.html"&gt;The Highest Pass&lt;/a&gt;</text:p>
          </table:table-cell>
          <table:table-cell office:value-type="string">
            <text:p><text:s/>http://cinema.cornell.edu/Spring2013/highest_pass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DOtOdNeAwY8</text:p>
          </table:table-cell>
          <table:table-cell office:value-type="float" office:value="71">
            <text:p>71</text:p>
          </table:table-cell>
        </table:table-row>
        <table:table-row table:style-name="ro2">
          <table:table-cell office:value-type="string">
            <text:p>Donnie Darko - The Director's Cut</text:p>
          </table:table-cell>
          <table:table-cell office:value-type="string">
            <text:p><text:s/>03/09/13</text:p>
          </table:table-cell>
          <table:table-cell office:value-type="string">
            <text:p><text:s/>9:45 PM</text:p>
          </table:table-cell>
          <table:table-cell office:value-type="string">
            <text:p><text:s/>03/09/13</text:p>
          </table:table-cell>
          <table:table-cell office:value-type="string">
            <text:p><text:s/>11:58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73];TRIM([.K73]);[.H73];TRIM([.A73]);[.I73])" office:value-type="string" office:string-value="&lt;a href=&quot;http://cinema.cornell.edu/Spring2013/donnie_darko__the_direct.html&quot;&gt;Donnie Darko - The Director's Cut&lt;/a&gt;">
            <text:p>&lt;a href="http://cinema.cornell.edu/Spring2013/donnie_darko__the_direct.html"&gt;Donnie Darko - The Director's Cut&lt;/a&gt;</text:p>
          </table:table-cell>
          <table:table-cell office:value-type="string">
            <text:p><text:s/>http://cinema.cornell.edu/Spring2013/donnie_darko__the_direct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I8kRVVrqGfw</text:p>
          </table:table-cell>
          <table:table-cell office:value-type="float" office:value="72">
            <text:p>72</text:p>
          </table:table-cell>
        </table:table-row>
        <table:table-row table:style-name="ro2">
          <table:table-cell office:value-type="string">
            <text:p>In Another Country</text:p>
          </table:table-cell>
          <table:table-cell office:value-type="string">
            <text:p><text:s/>03/10/13</text:p>
          </table:table-cell>
          <table:table-cell office:value-type="string">
            <text:p><text:s/>4:30 PM</text:p>
          </table:table-cell>
          <table:table-cell office:value-type="string">
            <text:p><text:s/>03/10/13</text:p>
          </table:table-cell>
          <table:table-cell office:value-type="string">
            <text:p><text:s text:c="2"/>5:59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74];TRIM([.K74]);[.H74];TRIM([.A74]);[.I74])" office:value-type="string" office:string-value="&lt;a href=&quot;http://cinema.cornell.edu/Spring2013/in_another_country.html&quot;&gt;In Another Country&lt;/a&gt;">
            <text:p>&lt;a href="http://cinema.cornell.edu/Spring2013/in_another_country.html"&gt;In Another Country&lt;/a&gt;</text:p>
          </table:table-cell>
          <table:table-cell office:value-type="string">
            <text:p><text:s/>http://cinema.cornell.edu/Spring2013/in_another_country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EA7H8NjNhC0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string">
            <text:p>Life of Pi</text:p>
          </table:table-cell>
          <table:table-cell office:value-type="string">
            <text:p><text:s/>03/10/13</text:p>
          </table:table-cell>
          <table:table-cell office:value-type="string">
            <text:p><text:s/>7:15 PM</text:p>
          </table:table-cell>
          <table:table-cell office:value-type="string">
            <text:p><text:s/>03/10/13</text:p>
          </table:table-cell>
          <table:table-cell office:value-type="string">
            <text:p><text:s text:c="2"/>9:22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75];TRIM([.K75]);[.H75];TRIM([.A75]);[.I75])" office:value-type="string" office:string-value="&lt;a href=&quot;http://cinema.cornell.edu/Spring2013/life_of_pi.html&quot;&gt;Life of Pi&lt;/a&gt;">
            <text:p>&lt;a href="http://cinema.cornell.edu/Spring2013/life_of_pi.html"&gt;Life of Pi&lt;/a&gt;</text:p>
          </table:table-cell>
          <table:table-cell office:value-type="string">
            <text:p><text:s/>http://cinema.cornell.edu/Spring2013/life_of_pi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2QdTEjzV400</text:p>
          </table:table-cell>
          <table:table-cell office:value-type="float" office:value="74">
            <text:p>74</text:p>
          </table:table-cell>
        </table:table-row>
        <table:table-row table:style-name="ro2">
          <table:table-cell office:value-type="string">
            <text:p>Barbara</text:p>
          </table:table-cell>
          <table:table-cell office:value-type="string">
            <text:p><text:s/>03/14/13</text:p>
          </table:table-cell>
          <table:table-cell office:value-type="string">
            <text:p><text:s/>7:00 PM</text:p>
          </table:table-cell>
          <table:table-cell office:value-type="string">
            <text:p><text:s/>03/14/13</text:p>
          </table:table-cell>
          <table:table-cell office:value-type="string">
            <text:p><text:s text:c="2"/>8:45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76];TRIM([.K76]);[.H76];TRIM([.A76]);[.I76])" office:value-type="string" office:string-value="&lt;a href=&quot;http://cinema.cornell.edu/Spring2013/barbara_.html&quot;&gt;Barbara&lt;/a&gt;">
            <text:p>&lt;a href="http://cinema.cornell.edu/Spring2013/barbara_.html"&gt;Barbara&lt;/a&gt;</text:p>
          </table:table-cell>
          <table:table-cell office:value-type="string">
            <text:p><text:s/>http://cinema.cornell.edu/Spring2013/barbara_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FxmgAhDKoQY</text:p>
          </table:table-cell>
          <table:table-cell office:value-type="float" office:value="75">
            <text:p>75</text:p>
          </table:table-cell>
        </table:table-row>
        <table:table-row table:style-name="ro2">
          <table:table-cell office:value-type="string">
            <text:p>Donnie Darko - The Director's Cut</text:p>
          </table:table-cell>
          <table:table-cell office:value-type="string">
            <text:p><text:s/>03/14/13</text:p>
          </table:table-cell>
          <table:table-cell office:value-type="string">
            <text:p><text:s/>9:30 PM</text:p>
          </table:table-cell>
          <table:table-cell office:value-type="string">
            <text:p><text:s/>03/14/13</text:p>
          </table:table-cell>
          <table:table-cell office:value-type="string">
            <text:p><text:s/>11:43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77];TRIM([.K77]);[.H77];TRIM([.A77]);[.I77])" office:value-type="string" office:string-value="&lt;a href=&quot;http://cinema.cornell.edu/Spring2013/donnie_darko__the_direct.html&quot;&gt;Donnie Darko - The Director's Cut&lt;/a&gt;">
            <text:p>&lt;a href="http://cinema.cornell.edu/Spring2013/donnie_darko__the_direct.html"&gt;Donnie Darko - The Director's Cut&lt;/a&gt;</text:p>
          </table:table-cell>
          <table:table-cell office:value-type="string">
            <text:p><text:s/>http://cinema.cornell.edu/Spring2013/donnie_darko__the_direct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I8kRVVrqGfw</text:p>
          </table:table-cell>
          <table:table-cell office:value-type="float" office:value="76">
            <text:p>76</text:p>
          </table:table-cell>
        </table:table-row>
        <table:table-row table:style-name="ro2">
          <table:table-cell office:value-type="string">
            <text:p>Barbara</text:p>
          </table:table-cell>
          <table:table-cell office:value-type="string">
            <text:p><text:s/>03/15/13</text:p>
          </table:table-cell>
          <table:table-cell office:value-type="string">
            <text:p><text:s/>7:15 PM</text:p>
          </table:table-cell>
          <table:table-cell office:value-type="string">
            <text:p><text:s/>03/15/13</text:p>
          </table:table-cell>
          <table:table-cell office:value-type="string">
            <text:p><text:s text:c="2"/>9:00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78];TRIM([.K78]);[.H78];TRIM([.A78]);[.I78])" office:value-type="string" office:string-value="&lt;a href=&quot;http://cinema.cornell.edu/Spring2013/barbara_.html&quot;&gt;Barbara&lt;/a&gt;">
            <text:p>&lt;a href="http://cinema.cornell.edu/Spring2013/barbara_.html"&gt;Barbara&lt;/a&gt;</text:p>
          </table:table-cell>
          <table:table-cell office:value-type="string">
            <text:p><text:s/>http://cinema.cornell.edu/Spring2013/barbara_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FxmgAhDKoQY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string">
            <text:p>Foreign Parts</text:p>
          </table:table-cell>
          <table:table-cell office:value-type="string">
            <text:p><text:s/>03/26/13</text:p>
          </table:table-cell>
          <table:table-cell office:value-type="string">
            <text:p><text:s/>7:15 PM</text:p>
          </table:table-cell>
          <table:table-cell office:value-type="string">
            <text:p><text:s/>03/26/13</text:p>
          </table:table-cell>
          <table:table-cell office:value-type="string">
            <text:p><text:s text:c="2"/>8:35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79];TRIM([.K79]);[.H79];TRIM([.A79]);[.I79])" office:value-type="string" office:string-value="&lt;a href=&quot;http://cinema.cornell.edu/Spring2013/foreign_parts.html&quot;&gt;Foreign Parts&lt;/a&gt;">
            <text:p>&lt;a href="http://cinema.cornell.edu/Spring2013/foreign_parts.html"&gt;Foreign Parts&lt;/a&gt;</text:p>
          </table:table-cell>
          <table:table-cell office:value-type="string">
            <text:p><text:s/>http://cinema.cornell.edu/Spring2013/foreign_parts.html</text:p>
          </table:table-cell>
          <table:table-cell office:value-type="string">
            <text:p>Schwartz Center for the Performing Arts, Cornell</text:p>
          </table:table-cell>
          <table:table-cell office:value-type="string">
            <text:p>http://www.youtube.com/watch?v=CnsQ3hohqwI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string">
            <text:p>Pasolini's Last Words</text:p>
          </table:table-cell>
          <table:table-cell office:value-type="string">
            <text:p><text:s/>03/27/13</text:p>
          </table:table-cell>
          <table:table-cell office:value-type="string">
            <text:p><text:s/>7:15 PM</text:p>
          </table:table-cell>
          <table:table-cell office:value-type="string">
            <text:p><text:s/>03/27/13</text:p>
          </table:table-cell>
          <table:table-cell office:value-type="string">
            <text:p><text:s text:c="2"/>8:15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80];TRIM([.K80]);[.H80];TRIM([.A80]);[.I80])" office:value-type="string" office:string-value="&lt;a href=&quot;http://cinema.cornell.edu/Spring2013/pasolinis_last_words.html&quot;&gt;Pasolini's Last Words&lt;/a&gt;">
            <text:p>&lt;a href="http://cinema.cornell.edu/Spring2013/pasolinis_last_words.html"&gt;Pasolini's Last Words&lt;/a&gt;</text:p>
          </table:table-cell>
          <table:table-cell office:value-type="string">
            <text:p><text:s/>http://cinema.cornell.edu/Spring2013/pasolinis_last_words.html</text:p>
          </table:table-cell>
          <table:table-cell office:value-type="string">
            <text:p>Cornell Cinema (Willard Straight Theatre)</text:p>
          </table:table-cell>
          <table:table-cell/>
          <table:table-cell office:value-type="float" office:value="79">
            <text:p>79</text:p>
          </table:table-cell>
        </table:table-row>
        <table:table-row table:style-name="ro2">
          <table:table-cell office:value-type="string">
            <text:p>Still Moving: Pilobolus at Forty</text:p>
          </table:table-cell>
          <table:table-cell office:value-type="string">
            <text:p><text:s/>03/28/13</text:p>
          </table:table-cell>
          <table:table-cell office:value-type="string">
            <text:p><text:s/>7:15 PM</text:p>
          </table:table-cell>
          <table:table-cell office:value-type="string">
            <text:p><text:s/>03/28/13</text:p>
          </table:table-cell>
          <table:table-cell office:value-type="string">
            <text:p><text:s text:c="2"/>8:23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81];TRIM([.K81]);[.H81];TRIM([.A81]);[.I81])" office:value-type="string" office:string-value="&lt;a href=&quot;http://cinema.cornell.edu/Spring2013/still_moving_pilobolus_a.html&quot;&gt;Still Moving: Pilobolus at Forty&lt;/a&gt;">
            <text:p>&lt;a href="http://cinema.cornell.edu/Spring2013/still_moving_pilobolus_a.html"&gt;Still Moving: Pilobolus at Forty&lt;/a&gt;</text:p>
          </table:table-cell>
          <table:table-cell office:value-type="string">
            <text:p><text:s/>http://cinema.cornell.edu/Spring2013/still_moving_pilobolus_a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vimeo.com/48479894</text:p>
          </table:table-cell>
          <table:table-cell office:value-type="float" office:value="80">
            <text:p>80</text:p>
          </table:table-cell>
        </table:table-row>
        <table:table-row table:style-name="ro2">
          <table:table-cell office:value-type="string">
            <text:p>Anna Karenina</text:p>
          </table:table-cell>
          <table:table-cell office:value-type="string">
            <text:p><text:s/>03/28/13</text:p>
          </table:table-cell>
          <table:table-cell office:value-type="string">
            <text:p><text:s/>9:30 PM</text:p>
          </table:table-cell>
          <table:table-cell office:value-type="string">
            <text:p><text:s/>03/28/13</text:p>
          </table:table-cell>
          <table:table-cell office:value-type="string">
            <text:p><text:s/>11:39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82];TRIM([.K82]);[.H82];TRIM([.A82]);[.I82])" office:value-type="string" office:string-value="&lt;a href=&quot;http://cinema.cornell.edu/Spring2013/anna_karenina.html&quot;&gt;Anna Karenina&lt;/a&gt;">
            <text:p>&lt;a href="http://cinema.cornell.edu/Spring2013/anna_karenina.html"&gt;Anna Karenina&lt;/a&gt;</text:p>
          </table:table-cell>
          <table:table-cell office:value-type="string">
            <text:p><text:s/>http://cinema.cornell.edu/Spring2013/anna_karenina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vimeo.com/54761035</text:p>
          </table:table-cell>
          <table:table-cell office:value-type="float" office:value="81">
            <text:p>81</text:p>
          </table:table-cell>
        </table:table-row>
        <table:table-row table:style-name="ro2">
          <table:table-cell office:value-type="string">
            <text:p>Circle in the Sand</text:p>
          </table:table-cell>
          <table:table-cell office:value-type="string">
            <text:p><text:s/>03/29/13</text:p>
          </table:table-cell>
          <table:table-cell office:value-type="string">
            <text:p><text:s/>7:00 PM</text:p>
          </table:table-cell>
          <table:table-cell office:value-type="string">
            <text:p><text:s/>03/29/13</text:p>
          </table:table-cell>
          <table:table-cell office:value-type="string">
            <text:p><text:s text:c="2"/>8:04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83];TRIM([.K83]);[.H83];TRIM([.A83]);[.I83])" office:value-type="string" office:string-value="&lt;a href=&quot;http://cinema.cornell.edu/Spring2013/circle_in_the_sand.html&quot;&gt;Circle in the Sand&lt;/a&gt;">
            <text:p>&lt;a href="http://cinema.cornell.edu/Spring2013/circle_in_the_sand.html"&gt;Circle in the Sand&lt;/a&gt;</text:p>
          </table:table-cell>
          <table:table-cell office:value-type="string">
            <text:p><text:s/>http://cinema.cornell.edu/Spring2013/circle_in_the_sand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vimeo.com/47252217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string">
            <text:p>Strange Lines and Distances</text:p>
          </table:table-cell>
          <table:table-cell office:value-type="string">
            <text:p><text:s/>03/29/13</text:p>
          </table:table-cell>
          <table:table-cell office:value-type="string">
            <text:p><text:s/>9:00 PM</text:p>
          </table:table-cell>
          <table:table-cell office:value-type="string">
            <text:p><text:s/>03/29/13</text:p>
          </table:table-cell>
          <table:table-cell office:value-type="string">
            <text:p><text:s/>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84];TRIM([.K84]);[.H84];TRIM([.A84]);[.I84])" office:value-type="string" office:string-value="&lt;a href=&quot;http://cinema.cornell.edu/Spring2013/strange_lines_and_distan.html&quot;&gt;Strange Lines and Distances&lt;/a&gt;">
            <text:p>&lt;a href="http://cinema.cornell.edu/Spring2013/strange_lines_and_distan.html"&gt;Strange Lines and Distances&lt;/a&gt;</text:p>
          </table:table-cell>
          <table:table-cell office:value-type="string">
            <text:p><text:s/>http://cinema.cornell.edu/Spring2013/strange_lines_and_distan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vimeo.com/31377848</text:p>
          </table:table-cell>
          <table:table-cell office:value-type="float" office:value="83">
            <text:p>83</text:p>
          </table:table-cell>
        </table:table-row>
        <table:table-row table:style-name="ro2">
          <table:table-cell office:value-type="string">
            <text:p>“Now, Forager”</text:p>
          </table:table-cell>
          <table:table-cell office:value-type="string">
            <text:p><text:s/>03/30/13</text:p>
          </table:table-cell>
          <table:table-cell office:value-type="string">
            <text:p><text:s/>7:15 PM</text:p>
          </table:table-cell>
          <table:table-cell office:value-type="string">
            <text:p><text:s/>03/30/13</text:p>
          </table:table-cell>
          <table:table-cell office:value-type="string">
            <text:p><text:s text:c="2"/>8:48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85];TRIM([.K85]);[.H85];TRIM([.A85]);[.I85])" office:value-type="string" office:string-value="&lt;a href=&quot;http://cinema.cornell.edu/Spring2013/now_forager.html&quot;&gt;“Now, Forager”&lt;/a&gt;">
            <text:p>&lt;a href="http://cinema.cornell.edu/Spring2013/now_forager.html"&gt;“Now, Forager”&lt;/a&gt;</text:p>
          </table:table-cell>
          <table:table-cell office:value-type="string">
            <text:p><text:s/>http://cinema.cornell.edu/Spring2013/now_forager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vimeo.com/37868999</text:p>
          </table:table-cell>
          <table:table-cell office:value-type="float" office:value="84">
            <text:p>84</text:p>
          </table:table-cell>
        </table:table-row>
        <table:table-row table:style-name="ro2">
          <table:table-cell office:value-type="string">
            <text:p>Anna Karenina</text:p>
          </table:table-cell>
          <table:table-cell office:value-type="string">
            <text:p><text:s/>03/30/13</text:p>
          </table:table-cell>
          <table:table-cell office:value-type="string">
            <text:p><text:s/>9:15 PM</text:p>
          </table:table-cell>
          <table:table-cell office:value-type="string">
            <text:p><text:s/>03/30/13</text:p>
          </table:table-cell>
          <table:table-cell office:value-type="string">
            <text:p><text:s/>11:24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86];TRIM([.K86]);[.H86];TRIM([.A86]);[.I86])" office:value-type="string" office:string-value="&lt;a href=&quot;http://cinema.cornell.edu/Spring2013/anna_karenina.html&quot;&gt;Anna Karenina&lt;/a&gt;">
            <text:p>&lt;a href="http://cinema.cornell.edu/Spring2013/anna_karenina.html"&gt;Anna Karenina&lt;/a&gt;</text:p>
          </table:table-cell>
          <table:table-cell office:value-type="string">
            <text:p><text:s/>http://cinema.cornell.edu/Spring2013/anna_karenina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vimeo.com/54761035</text:p>
          </table:table-cell>
          <table:table-cell office:value-type="float" office:value="85">
            <text:p>85</text:p>
          </table:table-cell>
        </table:table-row>
        <table:table-row table:style-name="ro2">
          <table:table-cell office:value-type="string">
            <text:p>“Now, Forager”</text:p>
          </table:table-cell>
          <table:table-cell office:value-type="string">
            <text:p><text:s/>03/31/13</text:p>
          </table:table-cell>
          <table:table-cell office:value-type="string">
            <text:p><text:s/>4:30 PM</text:p>
          </table:table-cell>
          <table:table-cell office:value-type="string">
            <text:p><text:s/>03/31/13</text:p>
          </table:table-cell>
          <table:table-cell office:value-type="string">
            <text:p><text:s text:c="2"/>6:03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87];TRIM([.K87]);[.H87];TRIM([.A87]);[.I87])" office:value-type="string" office:string-value="&lt;a href=&quot;http://cinema.cornell.edu/Spring2013/now_forager.html&quot;&gt;“Now, Forager”&lt;/a&gt;">
            <text:p>&lt;a href="http://cinema.cornell.edu/Spring2013/now_forager.html"&gt;“Now, Forager”&lt;/a&gt;</text:p>
          </table:table-cell>
          <table:table-cell office:value-type="string">
            <text:p><text:s/>http://cinema.cornell.edu/Spring2013/now_forager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vimeo.com/37868999</text:p>
          </table:table-cell>
          <table:table-cell office:value-type="float" office:value="86">
            <text:p>86</text:p>
          </table:table-cell>
        </table:table-row>
        <table:table-row table:style-name="ro2">
          <table:table-cell office:value-type="string">
            <text:p>Anna Karenina</text:p>
          </table:table-cell>
          <table:table-cell office:value-type="string">
            <text:p><text:s/>03/31/13</text:p>
          </table:table-cell>
          <table:table-cell office:value-type="string">
            <text:p><text:s/>7:15 PM</text:p>
          </table:table-cell>
          <table:table-cell office:value-type="string">
            <text:p><text:s/>03/31/13</text:p>
          </table:table-cell>
          <table:table-cell office:value-type="string">
            <text:p><text:s text:c="2"/>9:24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88];TRIM([.K88]);[.H88];TRIM([.A88]);[.I88])" office:value-type="string" office:string-value="&lt;a href=&quot;http://cinema.cornell.edu/Spring2013/anna_karenina.html&quot;&gt;Anna Karenina&lt;/a&gt;">
            <text:p>&lt;a href="http://cinema.cornell.edu/Spring2013/anna_karenina.html"&gt;Anna Karenina&lt;/a&gt;</text:p>
          </table:table-cell>
          <table:table-cell office:value-type="string">
            <text:p><text:s/>http://cinema.cornell.edu/Spring2013/anna_karenina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vimeo.com/54761035</text:p>
          </table:table-cell>
          <table:table-cell office:value-type="float" office:value="87">
            <text:p>87</text:p>
          </table:table-cell>
        </table:table-row>
        <table:table-row table:style-name="ro2">
          <table:table-cell office:value-type="string">
            <text:p>Rivers and Tides: Andy Goldsworthy Working in Time</text:p>
          </table:table-cell>
          <table:table-cell office:value-type="string">
            <text:p><text:s/>04/03/13</text:p>
          </table:table-cell>
          <table:table-cell office:value-type="string">
            <text:p><text:s/>7:30 PM</text:p>
          </table:table-cell>
          <table:table-cell office:value-type="string">
            <text:p><text:s/>04/03/13</text:p>
          </table:table-cell>
          <table:table-cell office:value-type="string">
            <text:p><text:s text:c="2"/>9:00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89];TRIM([.K89]);[.H89];TRIM([.A89]);[.I89])" office:value-type="string" office:string-value="&lt;a href=&quot;http://cinema.cornell.edu/Spring2013/rivers_and_tides_andy_go.html&quot;&gt;Rivers and Tides: Andy Goldsworthy Working in Time&lt;/a&gt;">
            <text:p>&lt;a href="http://cinema.cornell.edu/Spring2013/rivers_and_tides_andy_go.html"&gt;Rivers and Tides: Andy Goldsworthy Working in Time&lt;/a&gt;</text:p>
          </table:table-cell>
          <table:table-cell office:value-type="string">
            <text:p><text:s/>http://cinema.cornell.edu/Spring2013/rivers_and_tides_andy_go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AT3lveJmjY8</text:p>
          </table:table-cell>
          <table:table-cell office:value-type="float" office:value="88">
            <text:p>88</text:p>
          </table:table-cell>
        </table:table-row>
        <table:table-row table:style-name="ro2">
          <table:table-cell office:value-type="string">
            <text:p>Consuming Spirits</text:p>
          </table:table-cell>
          <table:table-cell office:value-type="string">
            <text:p><text:s/>04/04/13</text:p>
          </table:table-cell>
          <table:table-cell office:value-type="string">
            <text:p><text:s/>7:15 PM</text:p>
          </table:table-cell>
          <table:table-cell office:value-type="string">
            <text:p><text:s/>04/04/13</text:p>
          </table:table-cell>
          <table:table-cell office:value-type="string">
            <text:p><text:s text:c="2"/>9:31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90];TRIM([.K90]);[.H90];TRIM([.A90]);[.I90])" office:value-type="string" office:string-value="&lt;a href=&quot;http://cinema.cornell.edu/Spring2013/consuming_spirits.html&quot;&gt;Consuming Spirits&lt;/a&gt;">
            <text:p>&lt;a href="http://cinema.cornell.edu/Spring2013/consuming_spirits.html"&gt;Consuming Spirits&lt;/a&gt;</text:p>
          </table:table-cell>
          <table:table-cell office:value-type="string">
            <text:p><text:s/>http://cinema.cornell.edu/Spring2013/consuming_spirits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vimeo.com/16781367</text:p>
          </table:table-cell>
          <table:table-cell office:value-type="float" office:value="89">
            <text:p>89</text:p>
          </table:table-cell>
        </table:table-row>
        <table:table-row table:style-name="ro2">
          <table:table-cell office:value-type="string">
            <text:p>Dr. No</text:p>
          </table:table-cell>
          <table:table-cell office:value-type="string">
            <text:p><text:s/>04/05/13</text:p>
          </table:table-cell>
          <table:table-cell office:value-type="string">
            <text:p><text:s/>7:15 PM</text:p>
          </table:table-cell>
          <table:table-cell office:value-type="string">
            <text:p><text:s/>04/05/13</text:p>
          </table:table-cell>
          <table:table-cell office:value-type="string">
            <text:p><text:s text:c="2"/>9:06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91];TRIM([.K91]);[.H91];TRIM([.A91]);[.I91])" office:value-type="string" office:string-value="&lt;a href=&quot;http://cinema.cornell.edu/Spring2013/dr_no.html&quot;&gt;Dr. No&lt;/a&gt;">
            <text:p>&lt;a href="http://cinema.cornell.edu/Spring2013/dr_no.html"&gt;Dr. No&lt;/a&gt;</text:p>
          </table:table-cell>
          <table:table-cell office:value-type="string">
            <text:p><text:s/>http://cinema.cornell.edu/Spring2013/dr_no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roUNC0XC100</text:p>
          </table:table-cell>
          <table:table-cell office:value-type="float" office:value="90">
            <text:p>90</text:p>
          </table:table-cell>
        </table:table-row>
        <table:table-row table:style-name="ro2">
          <table:table-cell office:value-type="string">
            <text:p>Bel Borba Aqui</text:p>
          </table:table-cell>
          <table:table-cell office:value-type="string">
            <text:p><text:s/>04/05/13</text:p>
          </table:table-cell>
          <table:table-cell office:value-type="string">
            <text:p><text:s/>9:15 PM</text:p>
          </table:table-cell>
          <table:table-cell office:value-type="string">
            <text:p><text:s/>04/05/13</text:p>
          </table:table-cell>
          <table:table-cell office:value-type="string">
            <text:p><text:s/>10:50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92];TRIM([.K92]);[.H92];TRIM([.A92]);[.I92])" office:value-type="string" office:string-value="&lt;a href=&quot;http://cinema.cornell.edu/Spring2013/bel_borba_aqui.html&quot;&gt;Bel Borba Aqui&lt;/a&gt;">
            <text:p>&lt;a href="http://cinema.cornell.edu/Spring2013/bel_borba_aqui.html"&gt;Bel Borba Aqui&lt;/a&gt;</text:p>
          </table:table-cell>
          <table:table-cell office:value-type="string">
            <text:p><text:s/>http://cinema.cornell.edu/Spring2013/bel_borba_aqui.html</text:p>
          </table:table-cell>
          <table:table-cell office:value-type="string">
            <text:p><text:span text:style-name="T2">Cinemapolis (Ithaca)</text:span></text:p>
          </table:table-cell>
          <table:table-cell office:value-type="string">
            <text:p>http://vimeo.com/16739121</text:p>
          </table:table-cell>
          <table:table-cell office:value-type="float" office:value="91">
            <text:p>91</text:p>
          </table:table-cell>
        </table:table-row>
        <table:table-row table:style-name="ro2">
          <table:table-cell office:value-type="string">
            <text:p>Searching for Sugar Man</text:p>
          </table:table-cell>
          <table:table-cell office:value-type="string">
            <text:p><text:s/>04/05/13</text:p>
          </table:table-cell>
          <table:table-cell office:value-type="string">
            <text:p><text:s/>9:40 PM</text:p>
          </table:table-cell>
          <table:table-cell office:value-type="string">
            <text:p><text:s/>04/05/13</text:p>
          </table:table-cell>
          <table:table-cell office:value-type="string">
            <text:p><text:s/>11:06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93];TRIM([.K93]);[.H93];TRIM([.A93]);[.I93])" office:value-type="string" office:string-value="&lt;a href=&quot;http://cinema.cornell.edu/Spring2013/searching_for_sugar_man.html&quot;&gt;Searching for Sugar Man&lt;/a&gt;">
            <text:p>&lt;a href="http://cinema.cornell.edu/Spring2013/searching_for_sugar_man.html"&gt;Searching for Sugar Man&lt;/a&gt;</text:p>
          </table:table-cell>
          <table:table-cell office:value-type="string">
            <text:p><text:s/>http://cinema.cornell.edu/Spring2013/searching_for_sugar_man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tDw7OqVBT-w</text:p>
          </table:table-cell>
          <table:table-cell office:value-type="float" office:value="92">
            <text:p>92</text:p>
          </table:table-cell>
        </table:table-row>
        <table:table-row table:style-name="ro2">
          <table:table-cell office:value-type="string">
            <text:p>Chasing Ice</text:p>
          </table:table-cell>
          <table:table-cell office:value-type="string">
            <text:p><text:s/>04/08/13</text:p>
          </table:table-cell>
          <table:table-cell office:value-type="string">
            <text:p><text:s/>7:30 PM</text:p>
          </table:table-cell>
          <table:table-cell office:value-type="string">
            <text:p><text:s/>04/08/13</text:p>
          </table:table-cell>
          <table:table-cell office:value-type="string">
            <text:p><text:s text:c="2"/>8:46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94];TRIM([.K94]);[.H94];TRIM([.A94]);[.I94])" office:value-type="string" office:string-value="&lt;a href=&quot;http://cinema.cornell.edu/Spring2013/chasing_ice.html&quot;&gt;Chasing Ice&lt;/a&gt;">
            <text:p>&lt;a href="http://cinema.cornell.edu/Spring2013/chasing_ice.html"&gt;Chasing Ice&lt;/a&gt;</text:p>
          </table:table-cell>
          <table:table-cell office:value-type="string">
            <text:p><text:s/>http://cinema.cornell.edu/Spring2013/chasing_ice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vimeo.com/48966552</text:p>
          </table:table-cell>
          <table:table-cell office:value-type="float" office:value="93">
            <text:p>93</text:p>
          </table:table-cell>
        </table:table-row>
        <table:table-row table:style-name="ro2">
          <table:table-cell office:value-type="string">
            <text:p>Bel Borba Aqui</text:p>
          </table:table-cell>
          <table:table-cell office:value-type="string">
            <text:p><text:s/>04/09/13</text:p>
          </table:table-cell>
          <table:table-cell office:value-type="string">
            <text:p><text:s/>7:15 PM</text:p>
          </table:table-cell>
          <table:table-cell office:value-type="string">
            <text:p><text:s/>04/09/13</text:p>
          </table:table-cell>
          <table:table-cell office:value-type="string">
            <text:p><text:s text:c="2"/>8:50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95];TRIM([.K95]);[.H95];TRIM([.A95]);[.I95])" office:value-type="string" office:string-value="&lt;a href=&quot;http://cinema.cornell.edu/Spring2013/bel_borba_aqui.html&quot;&gt;Bel Borba Aqui&lt;/a&gt;">
            <text:p>&lt;a href="http://cinema.cornell.edu/Spring2013/bel_borba_aqui.html"&gt;Bel Borba Aqui&lt;/a&gt;</text:p>
          </table:table-cell>
          <table:table-cell office:value-type="string">
            <text:p><text:s/>http://cinema.cornell.edu/Spring2013/bel_borba_aqui.html</text:p>
          </table:table-cell>
          <table:table-cell office:value-type="string">
            <text:p>Schwartz Center for the Performing Arts, Cornell</text:p>
          </table:table-cell>
          <table:table-cell office:value-type="string">
            <text:p>http://vimeo.com/16739121</text:p>
          </table:table-cell>
          <table:table-cell office:value-type="float" office:value="94">
            <text:p>94</text:p>
          </table:table-cell>
        </table:table-row>
        <table:table-row table:style-name="ro2">
          <table:table-cell office:value-type="string">
            <text:p>Searching for Sugar Man</text:p>
          </table:table-cell>
          <table:table-cell office:value-type="string">
            <text:p><text:s/>04/10/13</text:p>
          </table:table-cell>
          <table:table-cell office:value-type="string">
            <text:p><text:s/>7:30 PM</text:p>
          </table:table-cell>
          <table:table-cell office:value-type="string">
            <text:p><text:s/>04/10/13</text:p>
          </table:table-cell>
          <table:table-cell office:value-type="string">
            <text:p><text:s text:c="2"/>8:56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96];TRIM([.K96]);[.H96];TRIM([.A96]);[.I96])" office:value-type="string" office:string-value="&lt;a href=&quot;http://cinema.cornell.edu/Spring2013/searching_for_sugar_man.html&quot;&gt;Searching for Sugar Man&lt;/a&gt;">
            <text:p>&lt;a href="http://cinema.cornell.edu/Spring2013/searching_for_sugar_man.html"&gt;Searching for Sugar Man&lt;/a&gt;</text:p>
          </table:table-cell>
          <table:table-cell office:value-type="string">
            <text:p><text:s/>http://cinema.cornell.edu/Spring2013/searching_for_sugar_man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tDw7OqVBT-w</text:p>
          </table:table-cell>
          <table:table-cell office:value-type="float" office:value="95">
            <text:p>95</text:p>
          </table:table-cell>
        </table:table-row>
        <table:table-row table:style-name="ro2">
          <table:table-cell office:value-type="string">
            <text:p>Dead Birds</text:p>
          </table:table-cell>
          <table:table-cell office:value-type="string">
            <text:p><text:s/>04/11/13</text:p>
          </table:table-cell>
          <table:table-cell office:value-type="string">
            <text:p><text:s/>7:15 PM</text:p>
          </table:table-cell>
          <table:table-cell office:value-type="string">
            <text:p><text:s/>04/11/13</text:p>
          </table:table-cell>
          <table:table-cell office:value-type="string">
            <text:p><text:s text:c="2"/>8:39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97];TRIM([.K97]);[.H97];TRIM([.A97]);[.I97])" office:value-type="string" office:string-value="&lt;a href=&quot;http://cinema.cornell.edu/Spring2013/dead_birds.html&quot;&gt;Dead Birds&lt;/a&gt;">
            <text:p>&lt;a href="http://cinema.cornell.edu/Spring2013/dead_birds.html"&gt;Dead Birds&lt;/a&gt;</text:p>
          </table:table-cell>
          <table:table-cell office:value-type="string">
            <text:p><text:s/>http://cinema.cornell.edu/Spring2013/dead_birds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-El9dFabapI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string">
            <text:p>Searching for Sugar Man</text:p>
          </table:table-cell>
          <table:table-cell office:value-type="string">
            <text:p><text:s/>04/11/13</text:p>
          </table:table-cell>
          <table:table-cell office:value-type="string">
            <text:p><text:s/>9:30 PM</text:p>
          </table:table-cell>
          <table:table-cell office:value-type="string">
            <text:p><text:s/>04/11/13</text:p>
          </table:table-cell>
          <table:table-cell office:value-type="string">
            <text:p><text:s/>10:56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98];TRIM([.K98]);[.H98];TRIM([.A98]);[.I98])" office:value-type="string" office:string-value="&lt;a href=&quot;http://cinema.cornell.edu/Spring2013/searching_for_sugar_man.html&quot;&gt;Searching for Sugar Man&lt;/a&gt;">
            <text:p>&lt;a href="http://cinema.cornell.edu/Spring2013/searching_for_sugar_man.html"&gt;Searching for Sugar Man&lt;/a&gt;</text:p>
          </table:table-cell>
          <table:table-cell office:value-type="string">
            <text:p><text:s/>http://cinema.cornell.edu/Spring2013/searching_for_sugar_man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tDw7OqVBT-w</text:p>
          </table:table-cell>
          <table:table-cell office:value-type="float" office:value="97">
            <text:p>97</text:p>
          </table:table-cell>
        </table:table-row>
        <table:table-row table:style-name="ro2">
          <table:table-cell office:value-type="string">
            <text:p>From Russia with Love</text:p>
          </table:table-cell>
          <table:table-cell office:value-type="string">
            <text:p><text:s/>04/12/13</text:p>
          </table:table-cell>
          <table:table-cell office:value-type="string">
            <text:p><text:s/>7:15 PM</text:p>
          </table:table-cell>
          <table:table-cell office:value-type="string">
            <text:p><text:s/>04/12/13</text:p>
          </table:table-cell>
          <table:table-cell office:value-type="string">
            <text:p><text:s text:c="2"/>9:13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99];TRIM([.K99]);[.H99];TRIM([.A99]);[.I99])" office:value-type="string" office:string-value="&lt;a href=&quot;http://cinema.cornell.edu/Spring2013/from_russia_with_love.html&quot;&gt;From Russia with Love&lt;/a&gt;">
            <text:p>&lt;a href="http://cinema.cornell.edu/Spring2013/from_russia_with_love.html"&gt;From Russia with Love&lt;/a&gt;</text:p>
          </table:table-cell>
          <table:table-cell office:value-type="string">
            <text:p><text:s/>http://cinema.cornell.edu/Spring2013/from_russia_with_love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x_USL1yvnaw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string">
            <text:p>Argo</text:p>
          </table:table-cell>
          <table:table-cell office:value-type="string">
            <text:p><text:s/>04/12/13</text:p>
          </table:table-cell>
          <table:table-cell office:value-type="string">
            <text:p><text:s/>9:45 PM</text:p>
          </table:table-cell>
          <table:table-cell office:value-type="string">
            <text:p><text:s/>04/12/13</text:p>
          </table:table-cell>
          <table:table-cell office:value-type="string">
            <text:p><text:s/>11:45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00];TRIM([.K100]);[.H100];TRIM([.A100]);[.I100])" office:value-type="string" office:string-value="&lt;a href=&quot;http://cinema.cornell.edu/Spring2013/argo_.html&quot;&gt;Argo&lt;/a&gt;">
            <text:p>&lt;a href="http://cinema.cornell.edu/Spring2013/argo_.html"&gt;Argo&lt;/a&gt;</text:p>
          </table:table-cell>
          <table:table-cell office:value-type="string">
            <text:p><text:s/>http://cinema.cornell.edu/Spring2013/argo_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vimeo.com/43919590</text:p>
          </table:table-cell>
          <table:table-cell office:value-type="float" office:value="99">
            <text:p>99</text:p>
          </table:table-cell>
        </table:table-row>
        <table:table-row table:style-name="ro2">
          <table:table-cell office:value-type="string">
            <text:p>Rural Route Film Festival Shorts</text:p>
          </table:table-cell>
          <table:table-cell office:value-type="string">
            <text:p><text:s/>04/13/13</text:p>
          </table:table-cell>
          <table:table-cell office:value-type="string">
            <text:p><text:s/>7:15 PM</text:p>
          </table:table-cell>
          <table:table-cell office:value-type="string">
            <text:p><text:s/>04/13/13</text:p>
          </table:table-cell>
          <table:table-cell office:value-type="string">
            <text:p><text:s text:c="2"/>8:54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01];TRIM([.K101]);[.H101];TRIM([.A101]);[.I101])" office:value-type="string" office:string-value="&lt;a href=&quot;http://cinema.cornell.edu/Spring2013/rural_route_film_festiva.html&quot;&gt;Rural Route Film Festival Shorts&lt;/a&gt;">
            <text:p>&lt;a href="http://cinema.cornell.edu/Spring2013/rural_route_film_festiva.html"&gt;Rural Route Film Festival Shorts&lt;/a&gt;</text:p>
          </table:table-cell>
          <table:table-cell office:value-type="string">
            <text:p><text:s/>http://cinema.cornell.edu/Spring2013/rural_route_film_festiva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AuAAnLGY244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string">
            <text:p>Argo</text:p>
          </table:table-cell>
          <table:table-cell office:value-type="string">
            <text:p><text:s/>04/13/13</text:p>
          </table:table-cell>
          <table:table-cell office:value-type="string">
            <text:p><text:s/>9:30 PM</text:p>
          </table:table-cell>
          <table:table-cell office:value-type="string">
            <text:p><text:s/>04/13/13</text:p>
          </table:table-cell>
          <table:table-cell office:value-type="string">
            <text:p><text:s/>11:30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02];TRIM([.K102]);[.H102];TRIM([.A102]);[.I102])" office:value-type="string" office:string-value="&lt;a href=&quot;http://cinema.cornell.edu/Spring2013/argo_.html&quot;&gt;Argo&lt;/a&gt;">
            <text:p>&lt;a href="http://cinema.cornell.edu/Spring2013/argo_.html"&gt;Argo&lt;/a&gt;</text:p>
          </table:table-cell>
          <table:table-cell office:value-type="string">
            <text:p><text:s/>http://cinema.cornell.edu/Spring2013/argo_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vimeo.com/43919590</text:p>
          </table:table-cell>
          <table:table-cell office:value-type="float" office:value="101">
            <text:p>101</text:p>
          </table:table-cell>
        </table:table-row>
        <table:table-row table:style-name="ro2">
          <table:table-cell office:value-type="string">
            <text:p>Argo</text:p>
          </table:table-cell>
          <table:table-cell office:value-type="string">
            <text:p><text:s/>04/14/13</text:p>
          </table:table-cell>
          <table:table-cell office:value-type="string">
            <text:p><text:s/>7:15 PM</text:p>
          </table:table-cell>
          <table:table-cell office:value-type="string">
            <text:p><text:s/>04/14/13</text:p>
          </table:table-cell>
          <table:table-cell office:value-type="string">
            <text:p><text:s text:c="2"/>9:15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03];TRIM([.K103]);[.H103];TRIM([.A103]);[.I103])" office:value-type="string" office:string-value="&lt;a href=&quot;http://cinema.cornell.edu/Spring2013/argo_.html&quot;&gt;Argo&lt;/a&gt;">
            <text:p>&lt;a href="http://cinema.cornell.edu/Spring2013/argo_.html"&gt;Argo&lt;/a&gt;</text:p>
          </table:table-cell>
          <table:table-cell office:value-type="string">
            <text:p><text:s/>http://cinema.cornell.edu/Spring2013/argo_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vimeo.com/43919590</text:p>
          </table:table-cell>
          <table:table-cell office:value-type="float" office:value="102">
            <text:p>102</text:p>
          </table:table-cell>
        </table:table-row>
        <table:table-row table:style-name="ro2">
          <table:table-cell office:value-type="string">
            <text:p>The Queen of Versailles</text:p>
          </table:table-cell>
          <table:table-cell office:value-type="string">
            <text:p><text:s/>04/17/13</text:p>
          </table:table-cell>
          <table:table-cell office:value-type="string">
            <text:p><text:s/>7:30 PM</text:p>
          </table:table-cell>
          <table:table-cell office:value-type="string">
            <text:p><text:s/>04/17/13</text:p>
          </table:table-cell>
          <table:table-cell office:value-type="string">
            <text:p><text:s text:c="2"/>9:10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04];TRIM([.K104]);[.H104];TRIM([.A104]);[.I104])" office:value-type="string" office:string-value="&lt;a href=&quot;http://cinema.cornell.edu/Spring2013/queen_of_versailles.html&quot;&gt;The Queen of Versailles&lt;/a&gt;">
            <text:p>&lt;a href="http://cinema.cornell.edu/Spring2013/queen_of_versailles.html"&gt;The Queen of Versailles&lt;/a&gt;</text:p>
          </table:table-cell>
          <table:table-cell office:value-type="string">
            <text:p><text:s/>http://cinema.cornell.edu/Spring2013/queen_of_versailles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54DuxvrzKiU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How to Survive a Plague</text:p>
          </table:table-cell>
          <table:table-cell office:value-type="string">
            <text:p><text:s/>04/18/13</text:p>
          </table:table-cell>
          <table:table-cell office:value-type="string">
            <text:p><text:s/>7:00 PM</text:p>
          </table:table-cell>
          <table:table-cell office:value-type="string">
            <text:p><text:s/>04/18/13</text:p>
          </table:table-cell>
          <table:table-cell office:value-type="string">
            <text:p><text:s/>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05];TRIM([.K105]);[.H105];TRIM([.A105]);[.I105])" office:value-type="string" office:string-value="&lt;a href=&quot;http://cinema.cornell.edu/Spring2013/how_to_survive_a_plague.html&quot;&gt;How to Survive a Plague&lt;/a&gt;">
            <text:p>&lt;a href="http://cinema.cornell.edu/Spring2013/how_to_survive_a_plague.html"&gt;How to Survive a Plague&lt;/a&gt;</text:p>
          </table:table-cell>
          <table:table-cell office:value-type="string">
            <text:p><text:s/>http://cinema.cornell.edu/Spring2013/how_to_survive_a_plague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Sf_RkR3qm1A</text:p>
          </table:table-cell>
          <table:table-cell office:value-type="float" office:value="104">
            <text:p>104</text:p>
          </table:table-cell>
        </table:table-row>
        <table:table-row table:style-name="ro2">
          <table:table-cell office:value-type="string">
            <text:p>Planet of the Apes</text:p>
          </table:table-cell>
          <table:table-cell office:value-type="string">
            <text:p><text:s/>04/18/13</text:p>
          </table:table-cell>
          <table:table-cell office:value-type="string">
            <text:p><text:s/>10:00 PM</text:p>
          </table:table-cell>
          <table:table-cell office:value-type="string">
            <text:p><text:s/>04/18/13</text:p>
          </table:table-cell>
          <table:table-cell office:value-type="string">
            <text:p><text:s/>11:52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06];TRIM([.K106]);[.H106];TRIM([.A106]);[.I106])" office:value-type="string" office:string-value="&lt;a href=&quot;http://cinema.cornell.edu/Spring2013/planet_of_the_apes.html&quot;&gt;Planet of the Apes&lt;/a&gt;">
            <text:p>&lt;a href="http://cinema.cornell.edu/Spring2013/planet_of_the_apes.html"&gt;Planet of the Apes&lt;/a&gt;</text:p>
          </table:table-cell>
          <table:table-cell office:value-type="string">
            <text:p><text:s/>http://cinema.cornell.edu/Spring2013/planet_of_the_apes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VjcpRHuPjOI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office:value-type="string">
            <text:p>Goldfinger</text:p>
          </table:table-cell>
          <table:table-cell office:value-type="string">
            <text:p><text:s/>04/19/13</text:p>
          </table:table-cell>
          <table:table-cell office:value-type="string">
            <text:p><text:s/>7:15 PM</text:p>
          </table:table-cell>
          <table:table-cell office:value-type="string">
            <text:p><text:s/>04/19/13</text:p>
          </table:table-cell>
          <table:table-cell office:value-type="string">
            <text:p><text:s text:c="2"/>9:06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07];TRIM([.K107]);[.H107];TRIM([.A107]);[.I107])" office:value-type="string" office:string-value="&lt;a href=&quot;http://cinema.cornell.edu/Spring2013/goldfinger_.html&quot;&gt;Goldfinger&lt;/a&gt;">
            <text:p>&lt;a href="http://cinema.cornell.edu/Spring2013/goldfinger_.html"&gt;Goldfinger&lt;/a&gt;</text:p>
          </table:table-cell>
          <table:table-cell office:value-type="string">
            <text:p><text:s/>http://cinema.cornell.edu/Spring2013/goldfinger_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KdQoSK9wibU</text:p>
          </table:table-cell>
          <table:table-cell office:value-type="float" office:value="106">
            <text:p>106</text:p>
          </table:table-cell>
        </table:table-row>
        <table:table-row table:style-name="ro2">
          <table:table-cell office:value-type="string">
            <text:p>The Hobbit: An Unexpected Journey</text:p>
          </table:table-cell>
          <table:table-cell office:value-type="string">
            <text:p><text:s/>04/19/13</text:p>
          </table:table-cell>
          <table:table-cell office:value-type="string">
            <text:p><text:s/>9:35 PM</text:p>
          </table:table-cell>
          <table:table-cell office:value-type="string">
            <text:p><text:s/>04/19/13</text:p>
          </table:table-cell>
          <table:table-cell office:value-type="string">
            <text:p><text:s/>12:21 A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08];TRIM([.K108]);[.H108];TRIM([.A108]);[.I108])" office:value-type="string" office:string-value="&lt;a href=&quot;http://cinema.cornell.edu/Spring2013/hobbit_an_unexpected_jou.html&quot;&gt;The Hobbit: An Unexpected Journey&lt;/a&gt;">
            <text:p>&lt;a href="http://cinema.cornell.edu/Spring2013/hobbit_an_unexpected_jou.html"&gt;The Hobbit: An Unexpected Journey&lt;/a&gt;</text:p>
          </table:table-cell>
          <table:table-cell office:value-type="string">
            <text:p><text:s/>http://cinema.cornell.edu/Spring2013/hobbit_an_unexpected_jou.html</text:p>
          </table:table-cell>
          <table:table-cell table:style-name="ce1" office:value-type="string">
            <text:p>Cornell Cinema (Willard Straight Theatre)</text:p>
          </table:table-cell>
          <table:table-cell office:value-type="string">
            <text:p>http://www.youtube.com/watch?v=3iQLL2XyFpw</text:p>
          </table:table-cell>
          <table:table-cell office:value-type="float" office:value="107">
            <text:p>107</text:p>
          </table:table-cell>
        </table:table-row>
        <table:table-row table:style-name="ro2">
          <table:table-cell office:value-type="string">
            <text:p>The Hobbit: An Unexpected Journey</text:p>
          </table:table-cell>
          <table:table-cell office:value-type="string">
            <text:p><text:s/>04/20/13</text:p>
          </table:table-cell>
          <table:table-cell office:value-type="string">
            <text:p><text:s/>7:00 PM</text:p>
          </table:table-cell>
          <table:table-cell office:value-type="string">
            <text:p><text:s/>04/20/13</text:p>
          </table:table-cell>
          <table:table-cell office:value-type="string">
            <text:p><text:s text:c="2"/>9:46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09];TRIM([.K109]);[.H109];TRIM([.A109]);[.I109])" office:value-type="string" office:string-value="&lt;a href=&quot;http://cinema.cornell.edu/Spring2013/hobbit_an_unexpected_jou.html&quot;&gt;The Hobbit: An Unexpected Journey&lt;/a&gt;">
            <text:p>&lt;a href="http://cinema.cornell.edu/Spring2013/hobbit_an_unexpected_jou.html"&gt;The Hobbit: An Unexpected Journey&lt;/a&gt;</text:p>
          </table:table-cell>
          <table:table-cell office:value-type="string">
            <text:p><text:s/>http://cinema.cornell.edu/Spring2013/hobbit_an_unexpected_jou.html</text:p>
          </table:table-cell>
          <table:table-cell table:style-name="ce1" office:value-type="string">
            <text:p>Cornell Cinema (Willard Straight Theatre)</text:p>
          </table:table-cell>
          <table:table-cell office:value-type="string">
            <text:p>http://www.youtube.com/watch?v=3iQLL2XyFpw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string">
            <text:p>Planet of the Apes</text:p>
          </table:table-cell>
          <table:table-cell office:value-type="string">
            <text:p><text:s/>04/20/13</text:p>
          </table:table-cell>
          <table:table-cell office:value-type="string">
            <text:p><text:s/>10:15 PM</text:p>
          </table:table-cell>
          <table:table-cell office:value-type="string">
            <text:p><text:s/>04/20/13</text:p>
          </table:table-cell>
          <table:table-cell office:value-type="string">
            <text:p><text:s/>12:07 A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10];TRIM([.K110]);[.H110];TRIM([.A110]);[.I110])" office:value-type="string" office:string-value="&lt;a href=&quot;http://cinema.cornell.edu/Spring2013/planet_of_the_apes.html&quot;&gt;Planet of the Apes&lt;/a&gt;">
            <text:p>&lt;a href="http://cinema.cornell.edu/Spring2013/planet_of_the_apes.html"&gt;Planet of the Apes&lt;/a&gt;</text:p>
          </table:table-cell>
          <table:table-cell office:value-type="string">
            <text:p><text:s/>http://cinema.cornell.edu/Spring2013/planet_of_the_apes.html</text:p>
          </table:table-cell>
          <table:table-cell table:style-name="ce1" office:value-type="string">
            <text:p>Cornell Cinema (Willard Straight Theatre)</text:p>
          </table:table-cell>
          <table:table-cell office:value-type="string">
            <text:p>http://www.youtube.com/watch?v=VjcpRHuPjOI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string">
            <text:p>The Hobbit: An Unexpected Journey</text:p>
          </table:table-cell>
          <table:table-cell office:value-type="string">
            <text:p><text:s/>04/21/13</text:p>
          </table:table-cell>
          <table:table-cell office:value-type="string">
            <text:p><text:s/>7:15 PM</text:p>
          </table:table-cell>
          <table:table-cell office:value-type="string">
            <text:p><text:s/>04/21/13</text:p>
          </table:table-cell>
          <table:table-cell office:value-type="string">
            <text:p><text:s/>10:01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11];TRIM([.K111]);[.H111];TRIM([.A111]);[.I111])" office:value-type="string" office:string-value="&lt;a href=&quot;http://cinema.cornell.edu/Spring2013/hobbit_an_unexpected_jou.html&quot;&gt;The Hobbit: An Unexpected Journey&lt;/a&gt;">
            <text:p>&lt;a href="http://cinema.cornell.edu/Spring2013/hobbit_an_unexpected_jou.html"&gt;The Hobbit: An Unexpected Journey&lt;/a&gt;</text:p>
          </table:table-cell>
          <table:table-cell office:value-type="string">
            <text:p><text:s/>http://cinema.cornell.edu/Spring2013/hobbit_an_unexpected_jou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3iQLL2XyFpw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string">
            <text:p>Zero Dark Thirty</text:p>
          </table:table-cell>
          <table:table-cell office:value-type="string">
            <text:p><text:s/>04/24/13</text:p>
          </table:table-cell>
          <table:table-cell office:value-type="string">
            <text:p><text:s/>7:15 PM</text:p>
          </table:table-cell>
          <table:table-cell office:value-type="string">
            <text:p><text:s/>04/24/13</text:p>
          </table:table-cell>
          <table:table-cell office:value-type="string">
            <text:p><text:s text:c="2"/>9:52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12];TRIM([.K112]);[.H112];TRIM([.A112]);[.I112])" office:value-type="string" office:string-value="&lt;a href=&quot;http://cinema.cornell.edu/Spring2013/zero_dark_thirty.html&quot;&gt;Zero Dark Thirty&lt;/a&gt;">
            <text:p>&lt;a href="http://cinema.cornell.edu/Spring2013/zero_dark_thirty.html"&gt;Zero Dark Thirty&lt;/a&gt;</text:p>
          </table:table-cell>
          <table:table-cell office:value-type="string">
            <text:p><text:s/>http://cinema.cornell.edu/Spring2013/zero_dark_thirty.html</text:p>
          </table:table-cell>
          <table:table-cell table:style-name="ce1" office:value-type="string">
            <text:p>Cornell Cinema (Willard Straight Theatre)</text:p>
          </table:table-cell>
          <table:table-cell office:value-type="string">
            <text:p>http://www.youtube.com/watch?v=qBxPUrQmgvA</text:p>
          </table:table-cell>
          <table:table-cell office:value-type="float" office:value="111">
            <text:p>111</text:p>
          </table:table-cell>
        </table:table-row>
        <table:table-row table:style-name="ro2">
          <table:table-cell office:value-type="string">
            <text:p>Sister</text:p>
          </table:table-cell>
          <table:table-cell office:value-type="string">
            <text:p><text:s/>04/25/13</text:p>
          </table:table-cell>
          <table:table-cell office:value-type="string">
            <text:p><text:s/>7:15 PM</text:p>
          </table:table-cell>
          <table:table-cell office:value-type="string">
            <text:p><text:s/>04/25/13</text:p>
          </table:table-cell>
          <table:table-cell office:value-type="string">
            <text:p><text:s text:c="2"/>8:52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13];TRIM([.K113]);[.H113];TRIM([.A113]);[.I113])" office:value-type="string" office:string-value="&lt;a href=&quot;http://cinema.cornell.edu/Spring2013/sister_.html&quot;&gt;Sister&lt;/a&gt;">
            <text:p>&lt;a href="http://cinema.cornell.edu/Spring2013/sister_.html"&gt;Sister&lt;/a&gt;</text:p>
          </table:table-cell>
          <table:table-cell office:value-type="string">
            <text:p><text:s/>http://cinema.cornell.edu/Spring2013/sister_.html</text:p>
          </table:table-cell>
          <table:table-cell table:style-name="ce1" office:value-type="string">
            <text:p>Cornell Cinema (Willard Straight Theatre)</text:p>
          </table:table-cell>
          <table:table-cell office:value-type="string">
            <text:p>http://www.youtube.com/watch?v=sugKgfWKa3M</text:p>
          </table:table-cell>
          <table:table-cell office:value-type="float" office:value="112">
            <text:p>112</text:p>
          </table:table-cell>
        </table:table-row>
        <table:table-row table:style-name="ro2">
          <table:table-cell office:value-type="string">
            <text:p>Django Unchained</text:p>
          </table:table-cell>
          <table:table-cell office:value-type="string">
            <text:p><text:s/>04/25/13</text:p>
          </table:table-cell>
          <table:table-cell office:value-type="string">
            <text:p><text:s/>9:30 PM</text:p>
          </table:table-cell>
          <table:table-cell office:value-type="string">
            <text:p><text:s/>04/25/13</text:p>
          </table:table-cell>
          <table:table-cell office:value-type="string">
            <text:p><text:s/>11:51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14];TRIM([.K114]);[.H114];TRIM([.A114]);[.I114])" office:value-type="string" office:string-value="&lt;a href=&quot;http://cinema.cornell.edu/Spring2013/django_unchained.html&quot;&gt;Django Unchained&lt;/a&gt;">
            <text:p>&lt;a href="http://cinema.cornell.edu/Spring2013/django_unchained.html"&gt;Django Unchained&lt;/a&gt;</text:p>
          </table:table-cell>
          <table:table-cell office:value-type="string">
            <text:p><text:s/>http://cinema.cornell.edu/Spring2013/django_unchained.html</text:p>
          </table:table-cell>
          <table:table-cell table:style-name="ce1" office:value-type="string">
            <text:p>Cornell Cinema (Willard Straight Theatre)</text:p>
          </table:table-cell>
          <table:table-cell office:value-type="string">
            <text:p>http://vimeo.com/43992478</text:p>
          </table:table-cell>
          <table:table-cell office:value-type="float" office:value="113">
            <text:p>113</text:p>
          </table:table-cell>
        </table:table-row>
        <table:table-row table:style-name="ro2">
          <table:table-cell office:value-type="string">
            <text:p>Zero Dark Thirty</text:p>
          </table:table-cell>
          <table:table-cell office:value-type="string">
            <text:p><text:s/>04/26/13</text:p>
          </table:table-cell>
          <table:table-cell office:value-type="string">
            <text:p><text:s/>6:45 PM</text:p>
          </table:table-cell>
          <table:table-cell office:value-type="string">
            <text:p><text:s/>04/26/13</text:p>
          </table:table-cell>
          <table:table-cell office:value-type="string">
            <text:p><text:s text:c="2"/>9:22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15];TRIM([.K115]);[.H115];TRIM([.A115]);[.I115])" office:value-type="string" office:string-value="&lt;a href=&quot;http://cinema.cornell.edu/Spring2013/zero_dark_thirty.html&quot;&gt;Zero Dark Thirty&lt;/a&gt;">
            <text:p>&lt;a href="http://cinema.cornell.edu/Spring2013/zero_dark_thirty.html"&gt;Zero Dark Thirty&lt;/a&gt;</text:p>
          </table:table-cell>
          <table:table-cell office:value-type="string">
            <text:p><text:s/>http://cinema.cornell.edu/Spring2013/zero_dark_thirty.html</text:p>
          </table:table-cell>
          <table:table-cell table:style-name="ce1" office:value-type="string">
            <text:p>Cornell Cinema (Willard Straight Theatre)</text:p>
          </table:table-cell>
          <table:table-cell office:value-type="string">
            <text:p>http://www.youtube.com/watch?v=qBxPUrQmgvA</text:p>
          </table:table-cell>
          <table:table-cell office:value-type="float" office:value="114">
            <text:p>114</text:p>
          </table:table-cell>
        </table:table-row>
        <table:table-row table:style-name="ro2">
          <table:table-cell office:value-type="string">
            <text:p>Django Unchained</text:p>
          </table:table-cell>
          <table:table-cell office:value-type="string">
            <text:p><text:s/>04/26/13</text:p>
          </table:table-cell>
          <table:table-cell office:value-type="string">
            <text:p><text:s/>9:45 PM</text:p>
          </table:table-cell>
          <table:table-cell office:value-type="string">
            <text:p><text:s/>04/26/13</text:p>
          </table:table-cell>
          <table:table-cell office:value-type="string">
            <text:p><text:s/>12:06 A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16];TRIM([.K116]);[.H116];TRIM([.A116]);[.I116])" office:value-type="string" office:string-value="&lt;a href=&quot;http://cinema.cornell.edu/Spring2013/django_unchained.html&quot;&gt;Django Unchained&lt;/a&gt;">
            <text:p>&lt;a href="http://cinema.cornell.edu/Spring2013/django_unchained.html"&gt;Django Unchained&lt;/a&gt;</text:p>
          </table:table-cell>
          <table:table-cell office:value-type="string">
            <text:p><text:s/>http://cinema.cornell.edu/Spring2013/django_unchained.html</text:p>
          </table:table-cell>
          <table:table-cell table:style-name="ce1" office:value-type="string">
            <text:p>Cornell Cinema (Willard Straight Theatre)</text:p>
          </table:table-cell>
          <table:table-cell office:value-type="string">
            <text:p>http://vimeo.com/43992478</text:p>
          </table:table-cell>
          <table:table-cell office:value-type="float" office:value="115">
            <text:p>115</text:p>
          </table:table-cell>
        </table:table-row>
        <table:table-row table:style-name="ro2">
          <table:table-cell office:value-type="string">
            <text:p>Sister</text:p>
          </table:table-cell>
          <table:table-cell office:value-type="string">
            <text:p><text:s/>04/27/13</text:p>
          </table:table-cell>
          <table:table-cell office:value-type="string">
            <text:p><text:s/>7:15 PM</text:p>
          </table:table-cell>
          <table:table-cell office:value-type="string">
            <text:p><text:s/>04/27/13</text:p>
          </table:table-cell>
          <table:table-cell office:value-type="string">
            <text:p><text:s text:c="2"/>8:52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17];TRIM([.K117]);[.H117];TRIM([.A117]);[.I117])" office:value-type="string" office:string-value="&lt;a href=&quot;http://cinema.cornell.edu/Spring2013/sister_.html&quot;&gt;Sister&lt;/a&gt;">
            <text:p>&lt;a href="http://cinema.cornell.edu/Spring2013/sister_.html"&gt;Sister&lt;/a&gt;</text:p>
          </table:table-cell>
          <table:table-cell office:value-type="string">
            <text:p><text:s/>http://cinema.cornell.edu/Spring2013/sister_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sugKgfWKa3M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Zero Dark Thirty</text:p>
          </table:table-cell>
          <table:table-cell office:value-type="string">
            <text:p><text:s/>04/27/13</text:p>
          </table:table-cell>
          <table:table-cell office:value-type="string">
            <text:p><text:s/>9:30 PM</text:p>
          </table:table-cell>
          <table:table-cell office:value-type="string">
            <text:p><text:s/>04/27/13</text:p>
          </table:table-cell>
          <table:table-cell office:value-type="string">
            <text:p><text:s/>12:07 A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18];TRIM([.K118]);[.H118];TRIM([.A118]);[.I118])" office:value-type="string" office:string-value="&lt;a href=&quot;http://cinema.cornell.edu/Spring2013/zero_dark_thirty.html&quot;&gt;Zero Dark Thirty&lt;/a&gt;">
            <text:p>&lt;a href="http://cinema.cornell.edu/Spring2013/zero_dark_thirty.html"&gt;Zero Dark Thirty&lt;/a&gt;</text:p>
          </table:table-cell>
          <table:table-cell office:value-type="string">
            <text:p><text:s/>http://cinema.cornell.edu/Spring2013/zero_dark_thirty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www.youtube.com/watch?v=qBxPUrQmgvA</text:p>
          </table:table-cell>
          <table:table-cell office:value-type="float" office:value="117">
            <text:p>117</text:p>
          </table:table-cell>
        </table:table-row>
        <table:table-row table:style-name="ro2">
          <table:table-cell office:value-type="string">
            <text:p>Django Unchained</text:p>
          </table:table-cell>
          <table:table-cell office:value-type="string">
            <text:p><text:s/>04/28/13</text:p>
          </table:table-cell>
          <table:table-cell office:value-type="string">
            <text:p><text:s/>7:15 PM</text:p>
          </table:table-cell>
          <table:table-cell office:value-type="string">
            <text:p><text:s/>04/28/13</text:p>
          </table:table-cell>
          <table:table-cell office:value-type="string">
            <text:p><text:s text:c="2"/>9:36 PM</text:p>
          </table:table-cell>
          <table:table-cell office:value-type="string">
            <text:p><text:s/>False</text:p>
          </table:table-cell>
          <table:table-cell office:value-type="string">
            <text:p>&lt;a href=<text:span text:style-name="T1">"</text:span></text:p>
          </table:table-cell>
          <table:table-cell office:value-type="string">
            <text:p><text:span text:style-name="T1">"</text:span>&gt;</text:p>
          </table:table-cell>
          <table:table-cell office:value-type="string">
            <text:p>&lt;/a&gt;</text:p>
          </table:table-cell>
          <table:table-cell table:formula="of:=CONCATENATE([.G119];TRIM([.K119]);[.H119];TRIM([.A119]);[.I119])" office:value-type="string" office:string-value="&lt;a href=&quot;http://cinema.cornell.edu/Spring2013/django_unchained.html&quot;&gt;Django Unchained&lt;/a&gt;">
            <text:p>&lt;a href="http://cinema.cornell.edu/Spring2013/django_unchained.html"&gt;Django Unchained&lt;/a&gt;</text:p>
          </table:table-cell>
          <table:table-cell office:value-type="string">
            <text:p><text:s/>http://cinema.cornell.edu/Spring2013/django_unchained.html</text:p>
          </table:table-cell>
          <table:table-cell office:value-type="string">
            <text:p>Cornell Cinema (Willard Straight Theatre)</text:p>
          </table:table-cell>
          <table:table-cell office:value-type="string">
            <text:p>http://vimeo.com/43992478</text:p>
          </table:table-cell>
          <table:table-cell office:value-type="float" office:value="118">
            <text:p>118</text:p>
          </table:table-cell>
        </table:table-row>
      </table:table>
      <table:database-ranges>
        <table:database-range table:target-range-address="Sheet1.A1:Sheet1.N119">
          <table:sort table:bind-styles-to-content="false"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adornments="Regular" style:font-family-generic="swiss"/>
    <style:font-face style:name="Arial" svg:font-family="Arial" style:font-family-generic="swiss" style:font-pitch="variable"/>
    <style:font-face style:name="Apple 컬러 이모티콘" svg:font-family="'Apple 컬러 이모티콘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pple 컬러 이모티콘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2">01/22/2013</text:date>, <text:time>14:5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2T14:57:29</dc:date>
    <meta:generator>OpenOffice.org/3.4.1$Unix OpenOffice.org_project/341m1$Build-9593</meta:generator>
    <meta:editing-duration>PT17M52S</meta:editing-duration>
    <meta:editing-cycles>4</meta:editing-cycles>
    <meta:document-statistic meta:table-count="1" meta:cell-count="1652" meta:object-count="0"/>
  </office:meta>
</office:document-meta>
</file>